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3">
      <style:map style:condition="cell-content()&gt;1" style:apply-style-name="Bad" style:base-cell-address="Sheet1.O11"/>
    </style:style>
    <style:style style:name="ce3" style:family="table-cell" style:parent-style-name="Default" style:data-style-name="N137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6.94pt" svg:height="150.24pt" svg:x="71.04pt" svg:y="321.87pt">
            <draw:object draw:notify-on-update-of-ranges="Sheet1.D2:Sheet1.D2 Sheet1.D3:Sheet1.D26 Sheet1.E2:Sheet1.E2 Sheet1.E3:Sheet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4.17pt" svg:height="154.32pt" svg:x="320.77pt" svg:y="377.97pt">
            <draw:object draw:notify-on-update-of-ranges="Sheet1.G2:Sheet1.G2 Sheet1.G3:Sheet1.G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264.59pt" svg:y="351.64pt">
            <draw:object draw:notify-on-update-of-ranges="Sheet1.Q11:Sheet1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6.36pt" svg:y="253.53pt">
            <draw:object draw:notify-on-update-of-ranges="Sheet1.Q11:Sheet1.Q22 Sheet1.R11:Sheet1.R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DX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Sens</text:p>
          </table:table-cell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Count</text:p>
          </table:table-cell>
          <table:table-cell office:value-type="string" calcext:value-type="string">
            <text:p>LogMax</text:p>
          </table:table-cell>
          <table:table-cell office:value-type="string" calcext:value-type="string">
            <text:p>LogMin</text:p>
          </table:table-cell>
          <table:table-cell/>
        </table:table-row>
        <table:table-row table:style-name="ro1">
          <table:table-cell table:number-columns-repeated="2"/>
          <table:table-cell table:formula="of:=[.E3]-[.E4]" office:value-type="float" office:value="0.205671765275718" calcext:value-type="float">
            <text:p>0.205671765275718</text:p>
          </table:table-cell>
          <table:table-cell office:value-type="float" office:value="0" calcext:value-type="float">
            <text:p>0</text:p>
          </table:table-cell>
          <table:table-cell table:formula="of:=1/(POWER(10;[.D3]/10))" office:value-type="float" office:value="1" calcext:value-type="float">
            <text:p>1</text:p>
          </table:table-cell>
          <table:table-cell table:formula="of:=[.D3]" office:value-type="float" office:value="0" calcext:value-type="float">
            <text:p>0</text:p>
          </table:table-cell>
          <table:table-cell table:formula="of:=1/[.E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LOG([.J3])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24" calcext:value-type="float">
            <text:p>24</text:p>
          </table:table-cell>
          <table:table-cell table:formula="of:=LOG10([.M4])-LOG10([.N4])" office:value-type="float" office:value="0.255272505103306" calcext:value-type="float">
            <text:p>0.255272505103306</text:p>
          </table:table-cell>
          <table:table-cell table:formula="of:=LOG10([.N4])" office:value-type="float" office:value="0.0457574905606751" calcext:value-type="float">
            <text:p>0.045757490560675</text:p>
          </table:table-cell>
          <table:table-cell/>
        </table:table-row>
        <table:table-row table:style-name="ro1">
          <table:table-cell table:number-columns-repeated="2"/>
          <table:table-cell table:formula="of:=[.E4]-[.E5]" office:value-type="float" office:value="0.163370890244088" calcext:value-type="float">
            <text:p>0.163370890244088</text:p>
          </table:table-cell>
          <table:table-cell table:formula="of:=[.D3]+1" office:value-type="float" office:value="1" calcext:value-type="float">
            <text:p>1</text:p>
          </table:table-cell>
          <table:table-cell table:formula="of:=1/(POWER(10;[.D4]/10))" office:value-type="float" office:value="0.794328234724282" calcext:value-type="float">
            <text:p>0.794328234724282</text:p>
          </table:table-cell>
          <table:table-cell table:formula="of:=[.D4]" office:value-type="float" office:value="1" calcext:value-type="float">
            <text:p>1</text:p>
          </table:table-cell>
          <table:table-cell table:formula="of:=1/[.E4]" office:value-type="float" office:value="1.25892541179417" calcext:value-type="float">
            <text:p>1.25892541179417</text:p>
          </table:table-cell>
          <table:table-cell table:number-columns-repeated="2"/>
          <table:table-cell table:formula="of:=[.J3]+100" office:value-type="float" office:value="101" calcext:value-type="float">
            <text:p>101</text:p>
          </table:table-cell>
          <table:table-cell table:formula="of:=LOG([.J4])" office:value-type="float" office:value="2.00432137378264" calcext:value-type="float">
            <text:p>2.00432137378264</text:p>
          </table:table-cell>
          <table:table-cell/>
          <table:table-cell table:formula="of:=1/[.M3]" office:value-type="float" office:value="2" calcext:value-type="float">
            <text:p>2</text:p>
          </table:table-cell>
          <table:table-cell table:formula="of:=1/[.N3]" office:value-type="float" office:value="1.11111111111111" calcext:value-type="float">
            <text:p>1.1111111111111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[.E5]-[.E6]" office:value-type="float" office:value="0.129770110852921" calcext:value-type="float">
            <text:p>0.129770110852921</text:p>
          </table:table-cell>
          <table:table-cell table:formula="of:=[.D4]+1" office:value-type="float" office:value="2" calcext:value-type="float">
            <text:p>2</text:p>
          </table:table-cell>
          <table:table-cell table:formula="of:=1/(POWER(10;[.D5]/10))" office:value-type="float" office:value="0.630957344480193" calcext:value-type="float">
            <text:p>0.630957344480193</text:p>
          </table:table-cell>
          <table:table-cell table:formula="of:=[.D5]" office:value-type="float" office:value="2" calcext:value-type="float">
            <text:p>2</text:p>
          </table:table-cell>
          <table:table-cell table:formula="of:=1/[.E5]" office:value-type="float" office:value="1.58489319246111" calcext:value-type="float">
            <text:p>1.58489319246111</text:p>
          </table:table-cell>
          <table:table-cell table:number-columns-repeated="2"/>
          <table:table-cell table:formula="of:=[.J4]+100" office:value-type="float" office:value="201" calcext:value-type="float">
            <text:p>201</text:p>
          </table:table-cell>
          <table:table-cell table:formula="of:=LOG([.J5])" office:value-type="float" office:value="2.30319605742049" calcext:value-type="float">
            <text:p>2.3031960574204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[.E6]-[.E7]" office:value-type="float" office:value="0.103080063073775" calcext:value-type="float">
            <text:p>0.103080063073775</text:p>
          </table:table-cell>
          <table:table-cell table:formula="of:=[.D5]+1" office:value-type="float" office:value="3" calcext:value-type="float">
            <text:p>3</text:p>
          </table:table-cell>
          <table:table-cell table:formula="of:=1/(POWER(10;[.D6]/10))" office:value-type="float" office:value="0.501187233627272" calcext:value-type="float">
            <text:p>0.501187233627272</text:p>
          </table:table-cell>
          <table:table-cell table:formula="of:=[.D6]" office:value-type="float" office:value="3" calcext:value-type="float">
            <text:p>3</text:p>
          </table:table-cell>
          <table:table-cell table:formula="of:=1/[.E6]" office:value-type="float" office:value="1.99526231496888" calcext:value-type="float">
            <text:p>1.99526231496888</text:p>
          </table:table-cell>
          <table:table-cell table:number-columns-repeated="2"/>
          <table:table-cell table:formula="of:=[.J5]+100" office:value-type="float" office:value="301" calcext:value-type="float">
            <text:p>301</text:p>
          </table:table-cell>
          <table:table-cell table:formula="of:=LOG([.J6])" office:value-type="float" office:value="2.47856649559384" calcext:value-type="float">
            <text:p>2.47856649559384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[.E7]-[.E8]" office:value-type="float" office:value="0.0818794045366593" calcext:value-type="float">
            <text:p>0.081879404536659</text:p>
          </table:table-cell>
          <table:table-cell table:formula="of:=[.D6]+1" office:value-type="float" office:value="4" calcext:value-type="float">
            <text:p>4</text:p>
          </table:table-cell>
          <table:table-cell table:formula="of:=1/(POWER(10;[.D7]/10))" office:value-type="float" office:value="0.398107170553497" calcext:value-type="float">
            <text:p>0.398107170553497</text:p>
          </table:table-cell>
          <table:table-cell table:formula="of:=[.D7]" office:value-type="float" office:value="4" calcext:value-type="float">
            <text:p>4</text:p>
          </table:table-cell>
          <table:table-cell table:formula="of:=1/[.E7]" office:value-type="float" office:value="2.51188643150958" calcext:value-type="float">
            <text:p>2.51188643150958</text:p>
          </table:table-cell>
          <table:table-cell table:number-columns-repeated="2"/>
          <table:table-cell table:formula="of:=[.J6]+100" office:value-type="float" office:value="401" calcext:value-type="float">
            <text:p>401</text:p>
          </table:table-cell>
          <table:table-cell table:formula="of:=LOG([.J7])" office:value-type="float" office:value="2.60314437262018" calcext:value-type="float">
            <text:p>2.60314437262018</text:p>
          </table:table-cell>
          <table:table-cell/>
          <table:table-cell table:formula="of:=INDEX([.R11:.R99];[.O3];1)" office:value-type="float" office:value="0.5" calcext:value-type="float">
            <text:p>0.5</text:p>
          </table:table-cell>
          <table:table-cell table:formula="of:=[.R11]" office:value-type="float" office:value="0.9" calcext:value-type="float">
            <text:p>0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[.E8]-[.E9]" office:value-type="float" office:value="0.0650391228658799" calcext:value-type="float">
            <text:p>0.06503912286588</text:p>
          </table:table-cell>
          <table:table-cell table:formula="of:=[.D7]+1" office:value-type="float" office:value="5" calcext:value-type="float">
            <text:p>5</text:p>
          </table:table-cell>
          <table:table-cell table:formula="of:=1/(POWER(10;[.D8]/10))" office:value-type="float" office:value="0.316227766016838" calcext:value-type="float">
            <text:p>0.316227766016838</text:p>
          </table:table-cell>
          <table:table-cell table:formula="of:=[.D8]" office:value-type="float" office:value="5" calcext:value-type="float">
            <text:p>5</text:p>
          </table:table-cell>
          <table:table-cell table:formula="of:=1/[.E8]" office:value-type="float" office:value="3.16227766016838" calcext:value-type="float">
            <text:p>3.16227766016838</text:p>
          </table:table-cell>
          <table:table-cell table:number-columns-repeated="2"/>
          <table:table-cell table:formula="of:=[.J7]+100" office:value-type="float" office:value="501" calcext:value-type="float">
            <text:p>501</text:p>
          </table:table-cell>
          <table:table-cell table:formula="of:=LOG([.J8])" office:value-type="float" office:value="2.69983772586725" calcext:value-type="float">
            <text:p>2.69983772586725</text:p>
          </table:table-cell>
          <table:table-cell/>
          <table:table-cell table:style-name="ce1" table:formula="of:=([.M7]-[.M3])" office:value-type="percentage" office:value="0" calcext:value-type="percentage">
            <text:p>0.00%</text:p>
          </table:table-cell>
          <table:table-cell table:style-name="ce1" table:formula="of:=([.N7]-[.N3])" office:value-type="percentage" office:value="0" calcext:value-type="percentage">
            <text:p>0.00%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[.E9]-[.E10]" office:value-type="float" office:value="0.05166241165407" calcext:value-type="float">
            <text:p>0.05166241165407</text:p>
          </table:table-cell>
          <table:table-cell table:formula="of:=[.D8]+1" office:value-type="float" office:value="6" calcext:value-type="float">
            <text:p>6</text:p>
          </table:table-cell>
          <table:table-cell table:formula="of:=1/(POWER(10;[.D9]/10))" office:value-type="float" office:value="0.251188643150958" calcext:value-type="float">
            <text:p>0.251188643150958</text:p>
          </table:table-cell>
          <table:table-cell table:formula="of:=[.D9]" office:value-type="float" office:value="6" calcext:value-type="float">
            <text:p>6</text:p>
          </table:table-cell>
          <table:table-cell table:formula="of:=1/[.E9]" office:value-type="float" office:value="3.98107170553497" calcext:value-type="float">
            <text:p>3.98107170553497</text:p>
          </table:table-cell>
          <table:table-cell table:number-columns-repeated="2"/>
          <table:table-cell table:formula="of:=[.J8]+100" office:value-type="float" office:value="601" calcext:value-type="float">
            <text:p>601</text:p>
          </table:table-cell>
          <table:table-cell table:formula="of:=LOG([.J9])" office:value-type="float" office:value="2.77887447200274" calcext:value-type="float">
            <text:p>2.77887447200274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[.E10]-[.E11]" office:value-type="float" office:value="0.0410369122507767" calcext:value-type="float">
            <text:p>0.041036912250777</text:p>
          </table:table-cell>
          <table:table-cell table:formula="of:=[.D9]+1" office:value-type="float" office:value="7" calcext:value-type="float">
            <text:p>7</text:p>
          </table:table-cell>
          <table:table-cell table:formula="of:=1/(POWER(10;[.D10]/10))" office:value-type="float" office:value="0.199526231496888" calcext:value-type="float">
            <text:p>0.199526231496888</text:p>
          </table:table-cell>
          <table:table-cell table:formula="of:=[.D10]" office:value-type="float" office:value="7" calcext:value-type="float">
            <text:p>7</text:p>
          </table:table-cell>
          <table:table-cell table:formula="of:=1/[.E10]" office:value-type="float" office:value="5.01187233627272" calcext:value-type="float">
            <text:p>5.01187233627272</text:p>
          </table:table-cell>
          <table:table-cell table:number-columns-repeated="2"/>
          <table:table-cell table:formula="of:=[.J9]+100" office:value-type="float" office:value="701" calcext:value-type="float">
            <text:p>701</text:p>
          </table:table-cell>
          <table:table-cell table:formula="of:=LOG([.J10])" office:value-type="float" office:value="2.84571801796666" calcext:value-type="float">
            <text:p>2.84571801796666</text:p>
          </table:table-cell>
          <table:table-cell table:number-columns-repeated="3"/>
          <table:table-cell table:style-name="Default"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E11]-[.E12]" office:value-type="float" office:value="0.0325967780666946" calcext:value-type="float">
            <text:p>0.032596778066695</text:p>
          </table:table-cell>
          <table:table-cell table:formula="of:=[.D10]+1" office:value-type="float" office:value="8" calcext:value-type="float">
            <text:p>8</text:p>
          </table:table-cell>
          <table:table-cell table:formula="of:=1/(POWER(10;[.D11]/10))" office:value-type="float" office:value="0.158489319246111" calcext:value-type="float">
            <text:p>0.158489319246111</text:p>
          </table:table-cell>
          <table:table-cell table:formula="of:=[.D11]" office:value-type="float" office:value="8" calcext:value-type="float">
            <text:p>8</text:p>
          </table:table-cell>
          <table:table-cell table:formula="of:=1/[.E11]" office:value-type="float" office:value="6.30957344480193" calcext:value-type="float">
            <text:p>6.30957344480193</text:p>
          </table:table-cell>
          <table:table-cell table:number-columns-repeated="2"/>
          <table:table-cell table:formula="of:=[.J10]+100" office:value-type="float" office:value="801" calcext:value-type="float">
            <text:p>801</text:p>
          </table:table-cell>
          <table:table-cell table:formula="of:=LOG([.J11])" office:value-type="float" office:value="2.90363251608424" calcext:value-type="float">
            <text:p>2.903632516084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N11]/([.$O$3]-1)" office:value-type="percentage" office:value="0" calcext:value-type="percentage">
            <text:p>0.0%</text:p>
          </table:table-cell>
          <table:table-cell table:formula="of:=[.O11]*([.$P$3])" office:value-type="float" office:value="0" calcext:value-type="float">
            <text:p>0</text:p>
          </table:table-cell>
          <table:table-cell table:formula="of:=POWER(10;[.P11]+[.$Q$3])" office:value-type="float" office:value="1.11111111111111" calcext:value-type="float">
            <text:p>1.11111111111111</text:p>
          </table:table-cell>
          <table:table-cell table:formula="of:=1/[.Q11]" office:value-type="float" office:value="0.9" calcext:value-type="float">
            <text:p>0.9</text:p>
          </table:table-cell>
        </table:table-row>
        <table:table-row table:style-name="ro1">
          <table:table-cell table:number-columns-repeated="2"/>
          <table:table-cell table:formula="of:=[.E12]-[.E13]" office:value-type="float" office:value="0.0258925411794167" calcext:value-type="float">
            <text:p>0.025892541179417</text:p>
          </table:table-cell>
          <table:table-cell table:formula="of:=[.D11]+1" office:value-type="float" office:value="9" calcext:value-type="float">
            <text:p>9</text:p>
          </table:table-cell>
          <table:table-cell table:formula="of:=1/(POWER(10;[.D12]/10))" office:value-type="float" office:value="0.125892541179417" calcext:value-type="float">
            <text:p>0.125892541179417</text:p>
          </table:table-cell>
          <table:table-cell table:formula="of:=[.D12]" office:value-type="float" office:value="9" calcext:value-type="float">
            <text:p>9</text:p>
          </table:table-cell>
          <table:table-cell table:formula="of:=1/[.E12]" office:value-type="float" office:value="7.94328234724282" calcext:value-type="float">
            <text:p>7.94328234724282</text:p>
          </table:table-cell>
          <table:table-cell table:number-columns-repeated="2"/>
          <table:table-cell table:formula="of:=[.J11]+100" office:value-type="float" office:value="901" calcext:value-type="float">
            <text:p>901</text:p>
          </table:table-cell>
          <table:table-cell table:formula="of:=LOG([.J12])" office:value-type="float" office:value="2.95472479097906" calcext:value-type="float">
            <text:p>2.95472479097906</text:p>
          </table:table-cell>
          <table:table-cell table:number-columns-repeated="2"/>
          <table:table-cell table:formula="of:=[.N11]+1" office:value-type="float" office:value="1" calcext:value-type="float">
            <text:p>1</text:p>
          </table:table-cell>
          <table:table-cell table:formula="of:=[.N12]/([.$O$3]-1)" office:value-type="percentage" office:value="0.0434782608695652" calcext:value-type="percentage">
            <text:p>4.3%</text:p>
          </table:table-cell>
          <table:table-cell table:formula="of:=[.O12]*([.$P$3])" office:value-type="float" office:value="0.011098804569709" calcext:value-type="float">
            <text:p>0.011098804569709</text:p>
          </table:table-cell>
          <table:table-cell table:formula="of:=POWER(10;[.P12]+[.$Q$3])" office:value-type="float" office:value="1.13987254965712" calcext:value-type="float">
            <text:p>1.13987254965712</text:p>
          </table:table-cell>
          <table:table-cell table:formula="of:=1/[.Q12]" office:value-type="float" office:value="0.877291062321667" calcext:value-type="float">
            <text:p>0.877291062321667</text:p>
          </table:table-cell>
        </table:table-row>
        <table:table-row table:style-name="ro1">
          <table:table-cell table:number-columns-repeated="2"/>
          <table:table-cell table:formula="of:=[.E13]-[.E14]" office:value-type="float" office:value="0.0205671765275719" calcext:value-type="float">
            <text:p>0.020567176527572</text:p>
          </table:table-cell>
          <table:table-cell table:formula="of:=[.D12]+1" office:value-type="float" office:value="10" calcext:value-type="float">
            <text:p>10</text:p>
          </table:table-cell>
          <table:table-cell table:formula="of:=1/(POWER(10;[.D13]/10))" office:value-type="float" office:value="0.1" calcext:value-type="float">
            <text:p>0.1</text:p>
          </table:table-cell>
          <table:table-cell table:formula="of:=[.D13]" office:value-type="float" office:value="10" calcext:value-type="float">
            <text:p>10</text:p>
          </table:table-cell>
          <table:table-cell table:formula="of:=1/[.E13]" office:value-type="float" office:value="10" calcext:value-type="float">
            <text:p>10</text:p>
          </table:table-cell>
          <table:table-cell table:number-columns-repeated="2"/>
          <table:table-cell table:formula="of:=[.J12]+100" office:value-type="float" office:value="1001" calcext:value-type="float">
            <text:p>1001</text:p>
          </table:table-cell>
          <table:table-cell table:formula="of:=LOG([.J13])" office:value-type="float" office:value="3.00043407747932" calcext:value-type="float">
            <text:p>3.00043407747932</text:p>
          </table:table-cell>
          <table:table-cell table:number-columns-repeated="2"/>
          <table:table-cell table:formula="of:=[.N12]+1" office:value-type="float" office:value="2" calcext:value-type="float">
            <text:p>2</text:p>
          </table:table-cell>
          <table:table-cell table:formula="of:=[.N13]/([.$O$3]-1)" office:value-type="percentage" office:value="0.0869565217391304" calcext:value-type="percentage">
            <text:p>8.7%</text:p>
          </table:table-cell>
          <table:table-cell table:formula="of:=[.O13]*([.$P$3])" office:value-type="float" office:value="0.0221976091394179" calcext:value-type="float">
            <text:p>0.022197609139418</text:p>
          </table:table-cell>
          <table:table-cell table:formula="of:=POWER(10;[.P13]+[.$Q$3])" office:value-type="float" office:value="1.16937848651564" calcext:value-type="float">
            <text:p>1.16937848651564</text:p>
          </table:table-cell>
          <table:table-cell table:formula="of:=1/[.Q13]" office:value-type="float" office:value="0.855155120032755" calcext:value-type="float">
            <text:p>0.855155120032755</text:p>
          </table:table-cell>
        </table:table-row>
        <table:table-row table:style-name="ro1">
          <table:table-cell table:number-columns-repeated="2"/>
          <table:table-cell table:formula="of:=[.E14]-[.E15]" office:value-type="float" office:value="0.0163370890244088" calcext:value-type="float">
            <text:p>0.016337089024409</text:p>
          </table:table-cell>
          <table:table-cell table:formula="of:=[.D13]+1" office:value-type="float" office:value="11" calcext:value-type="float">
            <text:p>11</text:p>
          </table:table-cell>
          <table:table-cell table:formula="of:=1/(POWER(10;[.D14]/10))" office:value-type="float" office:value="0.0794328234724281" calcext:value-type="float">
            <text:p>0.079432823472428</text:p>
          </table:table-cell>
          <table:table-cell table:formula="of:=[.D14]" office:value-type="float" office:value="11" calcext:value-type="float">
            <text:p>11</text:p>
          </table:table-cell>
          <table:table-cell table:formula="of:=1/[.E14]" office:value-type="float" office:value="12.5892541179417" calcext:value-type="float">
            <text:p>12.5892541179417</text:p>
          </table:table-cell>
          <table:table-cell table:number-columns-repeated="2"/>
          <table:table-cell table:formula="of:=[.J13]+100" office:value-type="float" office:value="1101" calcext:value-type="float">
            <text:p>1101</text:p>
          </table:table-cell>
          <table:table-cell table:formula="of:=LOG([.J14])" office:value-type="float" office:value="3.04178731897175" calcext:value-type="float">
            <text:p>3.04178731897175</text:p>
          </table:table-cell>
          <table:table-cell table:number-columns-repeated="2"/>
          <table:table-cell table:formula="of:=[.N13]+1" office:value-type="float" office:value="3" calcext:value-type="float">
            <text:p>3</text:p>
          </table:table-cell>
          <table:table-cell table:formula="of:=[.N14]/([.$O$3]-1)" office:value-type="percentage" office:value="0.130434782608696" calcext:value-type="percentage">
            <text:p>13.0%</text:p>
          </table:table-cell>
          <table:table-cell table:formula="of:=[.O14]*([.$P$3])" office:value-type="float" office:value="0.0332964137091269" calcext:value-type="float">
            <text:p>0.033296413709127</text:p>
          </table:table-cell>
          <table:table-cell table:formula="of:=POWER(10;[.P14]+[.$Q$3])" office:value-type="float" office:value="1.19964819324488" calcext:value-type="float">
            <text:p>1.19964819324488</text:p>
          </table:table-cell>
          <table:table-cell table:formula="of:=1/[.Q14]" office:value-type="float" office:value="0.833577715225943" calcext:value-type="float">
            <text:p>0.833577715225943</text:p>
          </table:table-cell>
        </table:table-row>
        <table:table-row table:style-name="ro1">
          <table:table-cell table:number-columns-repeated="2"/>
          <table:table-cell table:formula="of:=[.E15]-[.E16]" office:value-type="float" office:value="0.0129770110852921" calcext:value-type="float">
            <text:p>0.012977011085292</text:p>
          </table:table-cell>
          <table:table-cell table:formula="of:=[.D14]+1" office:value-type="float" office:value="12" calcext:value-type="float">
            <text:p>12</text:p>
          </table:table-cell>
          <table:table-cell table:formula="of:=1/(POWER(10;[.D15]/10))" office:value-type="float" office:value="0.0630957344480193" calcext:value-type="float">
            <text:p>0.063095734448019</text:p>
          </table:table-cell>
          <table:table-cell table:formula="of:=[.D15]" office:value-type="float" office:value="12" calcext:value-type="float">
            <text:p>12</text:p>
          </table:table-cell>
          <table:table-cell table:formula="of:=1/[.E15]" office:value-type="float" office:value="15.8489319246111" calcext:value-type="float">
            <text:p>15.8489319246111</text:p>
          </table:table-cell>
          <table:table-cell table:number-columns-repeated="2"/>
          <table:table-cell table:formula="of:=[.J14]+100" office:value-type="float" office:value="1201" calcext:value-type="float">
            <text:p>1201</text:p>
          </table:table-cell>
          <table:table-cell table:formula="of:=LOG([.J15])" office:value-type="float" office:value="3.07954300740291" calcext:value-type="float">
            <text:p>3.07954300740291</text:p>
          </table:table-cell>
          <table:table-cell table:number-columns-repeated="2"/>
          <table:table-cell table:formula="of:=[.N14]+1" office:value-type="float" office:value="4" calcext:value-type="float">
            <text:p>4</text:p>
          </table:table-cell>
          <table:table-cell table:formula="of:=[.N15]/([.$O$3]-1)" office:value-type="percentage" office:value="0.173913043478261" calcext:value-type="percentage">
            <text:p>17.4%</text:p>
          </table:table-cell>
          <table:table-cell table:formula="of:=[.O15]*([.$P$3])" office:value-type="float" office:value="0.0443952182788358" calcext:value-type="float">
            <text:p>0.044395218278836</text:p>
          </table:table-cell>
          <table:table-cell table:formula="of:=POWER(10;[.P15]+[.$Q$3])" office:value-type="float" office:value="1.23070144025304" calcext:value-type="float">
            <text:p>1.23070144025304</text:p>
          </table:table-cell>
          <table:table-cell table:formula="of:=1/[.Q15]" office:value-type="float" office:value="0.81254475479804" calcext:value-type="float">
            <text:p>0.81254475479804</text:p>
          </table:table-cell>
        </table:table-row>
        <table:table-row table:style-name="ro1">
          <table:table-cell table:number-columns-repeated="2"/>
          <table:table-cell table:formula="of:=[.E16]-[.E17]" office:value-type="float" office:value="0.0103080063073775" calcext:value-type="float">
            <text:p>0.010308006307378</text:p>
          </table:table-cell>
          <table:table-cell table:formula="of:=[.D15]+1" office:value-type="float" office:value="13" calcext:value-type="float">
            <text:p>13</text:p>
          </table:table-cell>
          <table:table-cell table:formula="of:=1/(POWER(10;[.D16]/10))" office:value-type="float" office:value="0.0501187233627272" calcext:value-type="float">
            <text:p>0.050118723362727</text:p>
          </table:table-cell>
          <table:table-cell table:formula="of:=[.D16]" office:value-type="float" office:value="13" calcext:value-type="float">
            <text:p>13</text:p>
          </table:table-cell>
          <table:table-cell table:formula="of:=1/[.E16]" office:value-type="float" office:value="19.9526231496888" calcext:value-type="float">
            <text:p>19.9526231496888</text:p>
          </table:table-cell>
          <table:table-cell table:number-columns-repeated="2"/>
          <table:table-cell table:formula="of:=[.J15]+100" office:value-type="float" office:value="1301" calcext:value-type="float">
            <text:p>1301</text:p>
          </table:table-cell>
          <table:table-cell table:formula="of:=LOG([.J16])" office:value-type="float" office:value="3.11427729656159" calcext:value-type="float">
            <text:p>3.11427729656159</text:p>
          </table:table-cell>
          <table:table-cell table:number-columns-repeated="2"/>
          <table:table-cell table:formula="of:=[.N15]+1" office:value-type="float" office:value="5" calcext:value-type="float">
            <text:p>5</text:p>
          </table:table-cell>
          <table:table-cell table:formula="of:=[.N16]/([.$O$3]-1)" office:value-type="percentage" office:value="0.217391304347826" calcext:value-type="percentage">
            <text:p>21.7%</text:p>
          </table:table-cell>
          <table:table-cell table:formula="of:=[.O16]*([.$P$3])" office:value-type="float" office:value="0.0554940228485448" calcext:value-type="float">
            <text:p>0.055494022848545</text:p>
          </table:table-cell>
          <table:table-cell table:formula="of:=POWER(10;[.P16]+[.$Q$3])" office:value-type="float" office:value="1.26255850971113" calcext:value-type="float">
            <text:p>1.26255850971113</text:p>
          </table:table-cell>
          <table:table-cell table:formula="of:=1/[.Q16]" office:value-type="float" office:value="0.792042501245191" calcext:value-type="float">
            <text:p>0.792042501245191</text:p>
          </table:table-cell>
        </table:table-row>
        <table:table-row table:style-name="ro1">
          <table:table-cell table:number-columns-repeated="2"/>
          <table:table-cell table:formula="of:=[.E17]-[.E18]" office:value-type="float" office:value="0.00818794045366594" calcext:value-type="float">
            <text:p>0.008187940453666</text:p>
          </table:table-cell>
          <table:table-cell table:formula="of:=[.D16]+1" office:value-type="float" office:value="14" calcext:value-type="float">
            <text:p>14</text:p>
          </table:table-cell>
          <table:table-cell table:formula="of:=1/(POWER(10;[.D17]/10))" office:value-type="float" office:value="0.0398107170553497" calcext:value-type="float">
            <text:p>0.03981071705535</text:p>
          </table:table-cell>
          <table:table-cell table:formula="of:=[.D17]" office:value-type="float" office:value="14" calcext:value-type="float">
            <text:p>14</text:p>
          </table:table-cell>
          <table:table-cell table:formula="of:=1/[.E17]" office:value-type="float" office:value="25.1188643150958" calcext:value-type="float">
            <text:p>25.1188643150958</text:p>
          </table:table-cell>
          <table:table-cell table:number-columns-repeated="2"/>
          <table:table-cell table:formula="of:=[.J16]+100" office:value-type="float" office:value="1401" calcext:value-type="float">
            <text:p>1401</text:p>
          </table:table-cell>
          <table:table-cell table:formula="of:=LOG([.J17])" office:value-type="float" office:value="3.14643813528577" calcext:value-type="float">
            <text:p>3.14643813528577</text:p>
          </table:table-cell>
          <table:table-cell table:number-columns-repeated="2"/>
          <table:table-cell table:formula="of:=[.N16]+1" office:value-type="float" office:value="6" calcext:value-type="float">
            <text:p>6</text:p>
          </table:table-cell>
          <table:table-cell table:formula="of:=[.N17]/([.$O$3]-1)" office:value-type="percentage" office:value="0.260869565217391" calcext:value-type="percentage">
            <text:p>26.1%</text:p>
          </table:table-cell>
          <table:table-cell table:formula="of:=[.O17]*([.$P$3])" office:value-type="float" office:value="0.0665928274182538" calcext:value-type="float">
            <text:p>0.066592827418254</text:p>
          </table:table-cell>
          <table:table-cell table:formula="of:=POWER(10;[.P17]+[.$Q$3])" office:value-type="float" office:value="1.29524020880014" calcext:value-type="float">
            <text:p>1.29524020880014</text:p>
          </table:table-cell>
          <table:table-cell table:formula="of:=1/[.Q17]" office:value-type="float" office:value="0.772057563690338" calcext:value-type="float">
            <text:p>0.772057563690338</text:p>
          </table:table-cell>
        </table:table-row>
        <table:table-row table:style-name="ro1">
          <table:table-cell table:number-columns-repeated="2"/>
          <table:table-cell table:formula="of:=[.E18]-[.E19]" office:value-type="float" office:value="0.006503912286588" calcext:value-type="float">
            <text:p>0.006503912286588</text:p>
          </table:table-cell>
          <table:table-cell table:formula="of:=[.D17]+1" office:value-type="float" office:value="15" calcext:value-type="float">
            <text:p>15</text:p>
          </table:table-cell>
          <table:table-cell table:formula="of:=1/(POWER(10;[.D18]/10))" office:value-type="float" office:value="0.0316227766016838" calcext:value-type="float">
            <text:p>0.031622776601684</text:p>
          </table:table-cell>
          <table:table-cell table:formula="of:=[.D18]" office:value-type="float" office:value="15" calcext:value-type="float">
            <text:p>15</text:p>
          </table:table-cell>
          <table:table-cell table:formula="of:=1/[.E18]" office:value-type="float" office:value="31.6227766016838" calcext:value-type="float">
            <text:p>31.6227766016838</text:p>
          </table:table-cell>
          <table:table-cell table:number-columns-repeated="2"/>
          <table:table-cell table:formula="of:=[.J17]+100" office:value-type="float" office:value="1501" calcext:value-type="float">
            <text:p>1501</text:p>
          </table:table-cell>
          <table:table-cell table:formula="of:=LOG([.J18])" office:value-type="float" office:value="3.17638069224327" calcext:value-type="float">
            <text:p>3.17638069224327</text:p>
          </table:table-cell>
          <table:table-cell table:number-columns-repeated="2"/>
          <table:table-cell table:formula="of:=[.N17]+1" office:value-type="float" office:value="7" calcext:value-type="float">
            <text:p>7</text:p>
          </table:table-cell>
          <table:table-cell table:formula="of:=[.N18]/([.$O$3]-1)" office:value-type="percentage" office:value="0.304347826086957" calcext:value-type="percentage">
            <text:p>30.4%</text:p>
          </table:table-cell>
          <table:table-cell table:formula="of:=[.O18]*([.$P$3])" office:value-type="float" office:value="0.0776916319879627" calcext:value-type="float">
            <text:p>0.077691631987963</text:p>
          </table:table-cell>
          <table:table-cell table:formula="of:=POWER(10;[.P18]+[.$Q$3])" office:value-type="float" office:value="1.32876788330109" calcext:value-type="float">
            <text:p>1.32876788330109</text:p>
          </table:table-cell>
          <table:table-cell table:formula="of:=1/[.Q18]" office:value-type="float" office:value="0.752576889137083" calcext:value-type="float">
            <text:p>0.752576889137083</text:p>
          </table:table-cell>
        </table:table-row>
        <table:table-row table:style-name="ro1">
          <table:table-cell table:number-columns-repeated="2"/>
          <table:table-cell table:formula="of:=[.E19]-[.E20]" office:value-type="float" office:value="0.005166241165407" calcext:value-type="float">
            <text:p>0.005166241165407</text:p>
          </table:table-cell>
          <table:table-cell table:formula="of:=[.D18]+1" office:value-type="float" office:value="16" calcext:value-type="float">
            <text:p>16</text:p>
          </table:table-cell>
          <table:table-cell table:formula="of:=1/(POWER(10;[.D19]/10))" office:value-type="float" office:value="0.0251188643150958" calcext:value-type="float">
            <text:p>0.025118864315096</text:p>
          </table:table-cell>
          <table:table-cell table:formula="of:=[.D19]" office:value-type="float" office:value="16" calcext:value-type="float">
            <text:p>16</text:p>
          </table:table-cell>
          <table:table-cell table:formula="of:=1/[.E19]" office:value-type="float" office:value="39.8107170553497" calcext:value-type="float">
            <text:p>39.8107170553497</text:p>
          </table:table-cell>
          <table:table-cell table:number-columns-repeated="2"/>
          <table:table-cell table:formula="of:=[.J18]+100" office:value-type="float" office:value="1601" calcext:value-type="float">
            <text:p>1601</text:p>
          </table:table-cell>
          <table:table-cell table:formula="of:=LOG([.J19])" office:value-type="float" office:value="3.2043913319193" calcext:value-type="float">
            <text:p>3.2043913319193</text:p>
          </table:table-cell>
          <table:table-cell table:number-columns-repeated="2"/>
          <table:table-cell table:formula="of:=[.N18]+1" office:value-type="float" office:value="8" calcext:value-type="float">
            <text:p>8</text:p>
          </table:table-cell>
          <table:table-cell table:formula="of:=[.N19]/([.$O$3]-1)" office:value-type="percentage" office:value="0.347826086956522" calcext:value-type="percentage">
            <text:p>34.8%</text:p>
          </table:table-cell>
          <table:table-cell table:formula="of:=[.O19]*([.$P$3])" office:value-type="float" office:value="0.0887904365576717" calcext:value-type="float">
            <text:p>0.088790436557672</text:p>
          </table:table-cell>
          <table:table-cell table:formula="of:=POWER(10;[.P19]+[.$Q$3])" office:value-type="float" office:value="1.36316343153681" calcext:value-type="float">
            <text:p>1.36316343153681</text:p>
          </table:table-cell>
          <table:table-cell table:formula="of:=1/[.Q19]" office:value-type="float" office:value="0.73358775394423" calcext:value-type="float">
            <text:p>0.73358775394423</text:p>
          </table:table-cell>
        </table:table-row>
        <table:table-row table:style-name="ro1">
          <table:table-cell table:number-columns-repeated="2"/>
          <table:table-cell table:formula="of:=[.E20]-[.E21]" office:value-type="float" office:value="0.00410369122507766" calcext:value-type="float">
            <text:p>0.004103691225078</text:p>
          </table:table-cell>
          <table:table-cell table:formula="of:=[.D19]+1" office:value-type="float" office:value="17" calcext:value-type="float">
            <text:p>17</text:p>
          </table:table-cell>
          <table:table-cell table:formula="of:=1/(POWER(10;[.D20]/10))" office:value-type="float" office:value="0.0199526231496888" calcext:value-type="float">
            <text:p>0.019952623149689</text:p>
          </table:table-cell>
          <table:table-cell table:formula="of:=[.D20]" office:value-type="float" office:value="17" calcext:value-type="float">
            <text:p>17</text:p>
          </table:table-cell>
          <table:table-cell table:formula="of:=1/[.E20]" office:value-type="float" office:value="50.1187233627272" calcext:value-type="float">
            <text:p>50.1187233627272</text:p>
          </table:table-cell>
          <table:table-cell table:number-columns-repeated="2"/>
          <table:table-cell table:formula="of:=[.J19]+100" office:value-type="float" office:value="1701" calcext:value-type="float">
            <text:p>1701</text:p>
          </table:table-cell>
          <table:table-cell table:formula="of:=LOG([.J20])" office:value-type="float" office:value="3.23070431361257" calcext:value-type="float">
            <text:p>3.23070431361257</text:p>
          </table:table-cell>
          <table:table-cell table:number-columns-repeated="2"/>
          <table:table-cell table:formula="of:=[.N19]+1" office:value-type="float" office:value="9" calcext:value-type="float">
            <text:p>9</text:p>
          </table:table-cell>
          <table:table-cell table:formula="of:=[.N20]/([.$O$3]-1)" office:value-type="percentage" office:value="0.391304347826087" calcext:value-type="percentage">
            <text:p>39.1%</text:p>
          </table:table-cell>
          <table:table-cell table:formula="of:=[.O20]*([.$P$3])" office:value-type="float" office:value="0.0998892411273806" calcext:value-type="float">
            <text:p>0.099889241127381</text:p>
          </table:table-cell>
          <table:table-cell table:formula="of:=POWER(10;[.P20]+[.$Q$3])" office:value-type="float" office:value="1.39844931867469" calcext:value-type="float">
            <text:p>1.39844931867469</text:p>
          </table:table-cell>
          <table:table-cell table:formula="of:=1/[.Q20]" office:value-type="float" office:value="0.715077755515444" calcext:value-type="float">
            <text:p>0.715077755515444</text:p>
          </table:table-cell>
        </table:table-row>
        <table:table-row table:style-name="ro1">
          <table:table-cell table:number-columns-repeated="2"/>
          <table:table-cell table:formula="of:=[.E21]-[.E22]" office:value-type="float" office:value="0.00325967780666946" calcext:value-type="float">
            <text:p>0.003259677806669</text:p>
          </table:table-cell>
          <table:table-cell table:formula="of:=[.D20]+1" office:value-type="float" office:value="18" calcext:value-type="float">
            <text:p>18</text:p>
          </table:table-cell>
          <table:table-cell table:formula="of:=1/(POWER(10;[.D21]/10))" office:value-type="float" office:value="0.0158489319246111" calcext:value-type="float">
            <text:p>0.015848931924611</text:p>
          </table:table-cell>
          <table:table-cell table:formula="of:=[.D21]" office:value-type="float" office:value="18" calcext:value-type="float">
            <text:p>18</text:p>
          </table:table-cell>
          <table:table-cell table:formula="of:=1/[.E21]" office:value-type="float" office:value="63.0957344480193" calcext:value-type="float">
            <text:p>63.0957344480193</text:p>
          </table:table-cell>
          <table:table-cell table:number-columns-repeated="2"/>
          <table:table-cell table:formula="of:=[.J20]+100" office:value-type="float" office:value="1801" calcext:value-type="float">
            <text:p>1801</text:p>
          </table:table-cell>
          <table:table-cell table:formula="of:=LOG([.J21])" office:value-type="float" office:value="3.25551371281953" calcext:value-type="float">
            <text:p>3.25551371281953</text:p>
          </table:table-cell>
          <table:table-cell table:number-columns-repeated="2"/>
          <table:table-cell table:formula="of:=[.N20]+1" office:value-type="float" office:value="10" calcext:value-type="float">
            <text:p>10</text:p>
          </table:table-cell>
          <table:table-cell table:formula="of:=[.N21]/([.$O$3]-1)" office:value-type="percentage" office:value="0.434782608695652" calcext:value-type="percentage">
            <text:p>43.5%</text:p>
          </table:table-cell>
          <table:table-cell table:formula="of:=[.O21]*([.$P$3])" office:value-type="float" office:value="0.11098804569709" calcext:value-type="float">
            <text:p>0.11098804569709</text:p>
          </table:table-cell>
          <table:table-cell table:formula="of:=POWER(10;[.P21]+[.$Q$3])" office:value-type="float" office:value="1.43464859139958" calcext:value-type="float">
            <text:p>1.43464859139958</text:p>
          </table:table-cell>
          <table:table-cell table:formula="of:=1/[.Q21]" office:value-type="float" office:value="0.697034804198598" calcext:value-type="float">
            <text:p>0.697034804198598</text:p>
          </table:table-cell>
        </table:table-row>
        <table:table-row table:style-name="ro1">
          <table:table-cell table:number-columns-repeated="2"/>
          <table:table-cell table:formula="of:=[.E22]-[.E23]" office:value-type="float" office:value="0.00258925411794167" calcext:value-type="float">
            <text:p>0.002589254117942</text:p>
          </table:table-cell>
          <table:table-cell table:formula="of:=[.D21]+1" office:value-type="float" office:value="19" calcext:value-type="float">
            <text:p>19</text:p>
          </table:table-cell>
          <table:table-cell table:formula="of:=1/(POWER(10;[.D22]/10))" office:value-type="float" office:value="0.0125892541179417" calcext:value-type="float">
            <text:p>0.012589254117942</text:p>
          </table:table-cell>
          <table:table-cell table:formula="of:=[.D22]" office:value-type="float" office:value="19" calcext:value-type="float">
            <text:p>19</text:p>
          </table:table-cell>
          <table:table-cell table:formula="of:=1/[.E22]" office:value-type="float" office:value="79.4328234724281" calcext:value-type="float">
            <text:p>79.4328234724281</text:p>
          </table:table-cell>
          <table:table-cell table:number-columns-repeated="2"/>
          <table:table-cell table:formula="of:=[.J21]+100" office:value-type="float" office:value="1901" calcext:value-type="float">
            <text:p>1901</text:p>
          </table:table-cell>
          <table:table-cell table:formula="of:=LOG([.J22])" office:value-type="float" office:value="3.27898211686544" calcext:value-type="float">
            <text:p>3.27898211686544</text:p>
          </table:table-cell>
          <table:table-cell table:number-columns-repeated="2"/>
          <table:table-cell table:formula="of:=[.N21]+1" office:value-type="float" office:value="11" calcext:value-type="float">
            <text:p>11</text:p>
          </table:table-cell>
          <table:table-cell table:formula="of:=[.N22]/([.$O$3]-1)" office:value-type="percentage" office:value="0.478260869565217" calcext:value-type="percentage">
            <text:p>47.8%</text:p>
          </table:table-cell>
          <table:table-cell table:formula="of:=[.O22]*([.$P$3])" office:value-type="float" office:value="0.122086850266799" calcext:value-type="float">
            <text:p>0.122086850266799</text:p>
          </table:table-cell>
          <table:table-cell table:formula="of:=POWER(10;[.P22]+[.$Q$3])" office:value-type="float" office:value="1.47178489296657" calcext:value-type="float">
            <text:p>1.47178489296657</text:p>
          </table:table-cell>
          <table:table-cell table:formula="of:=1/[.Q22]" office:value-type="float" office:value="0.679447115389515" calcext:value-type="float">
            <text:p>0.679447115389515</text:p>
          </table:table-cell>
        </table:table-row>
        <table:table-row table:style-name="ro1">
          <table:table-cell table:number-columns-repeated="2"/>
          <table:table-cell table:formula="of:=[.E23]-[.E24]" office:value-type="float" office:value="0.00205671765275719" calcext:value-type="float">
            <text:p>0.002056717652757</text:p>
          </table:table-cell>
          <table:table-cell table:formula="of:=[.D22]+1" office:value-type="float" office:value="20" calcext:value-type="float">
            <text:p>20</text:p>
          </table:table-cell>
          <table:table-cell table:formula="of:=1/(POWER(10;[.D23]/10))" office:value-type="float" office:value="0.01" calcext:value-type="float">
            <text:p>0.01</text:p>
          </table:table-cell>
          <table:table-cell table:formula="of:=[.D23]" office:value-type="float" office:value="20" calcext:value-type="float">
            <text:p>20</text:p>
          </table:table-cell>
          <table:table-cell table:formula="of:=1/[.E23]" office:value-type="float" office:value="100" calcext:value-type="float">
            <text:p>100</text:p>
          </table:table-cell>
          <table:table-cell table:number-columns-repeated="2"/>
          <table:table-cell table:formula="of:=[.J22]+100" office:value-type="float" office:value="2001" calcext:value-type="float">
            <text:p>2001</text:p>
          </table:table-cell>
          <table:table-cell table:formula="of:=LOG([.J23])" office:value-type="float" office:value="3.30124708863621" calcext:value-type="float">
            <text:p>3.30124708863621</text:p>
          </table:table-cell>
          <table:table-cell table:number-columns-repeated="2"/>
          <table:table-cell table:formula="of:=[.N22]+1" office:value-type="float" office:value="12" calcext:value-type="float">
            <text:p>12</text:p>
          </table:table-cell>
          <table:table-cell table:formula="of:=[.N23]/([.$O$3]-1)" office:value-type="percentage" office:value="0.521739130434783" calcext:value-type="percentage">
            <text:p>52.2%</text:p>
          </table:table-cell>
          <table:table-cell table:formula="of:=[.O23]*([.$P$3])" office:value-type="float" office:value="0.133185654836508" calcext:value-type="float">
            <text:p>0.133185654836508</text:p>
          </table:table-cell>
          <table:table-cell table:formula="of:=POWER(10;[.P23]+[.$Q$3])" office:value-type="float" office:value="1.50988247864337" calcext:value-type="float">
            <text:p>1.50988247864337</text:p>
          </table:table-cell>
          <table:table-cell table:formula="of:=1/[.Q23]" office:value-type="float" office:value="0.662303201834955" calcext:value-type="float">
            <text:p>0.662303201834955</text:p>
          </table:table-cell>
        </table:table-row>
        <table:table-row table:style-name="ro1">
          <table:table-cell table:number-columns-repeated="2"/>
          <table:table-cell table:formula="of:=[.E24]-[.E25]" office:value-type="float" office:value="0.00163370890244088" calcext:value-type="float">
            <text:p>0.001633708902441</text:p>
          </table:table-cell>
          <table:table-cell table:formula="of:=[.D23]+1" office:value-type="float" office:value="21" calcext:value-type="float">
            <text:p>21</text:p>
          </table:table-cell>
          <table:table-cell table:formula="of:=1/(POWER(10;[.D24]/10))" office:value-type="float" office:value="0.00794328234724281" calcext:value-type="float">
            <text:p>0.007943282347243</text:p>
          </table:table-cell>
          <table:table-cell table:formula="of:=[.D24]" office:value-type="float" office:value="21" calcext:value-type="float">
            <text:p>21</text:p>
          </table:table-cell>
          <table:table-cell table:formula="of:=1/[.E24]" office:value-type="float" office:value="125.892541179417" calcext:value-type="float">
            <text:p>125.892541179417</text:p>
          </table:table-cell>
          <table:table-cell table:number-columns-repeated="6"/>
          <table:table-cell table:formula="of:=[.N23]+1" office:value-type="float" office:value="13" calcext:value-type="float">
            <text:p>13</text:p>
          </table:table-cell>
          <table:table-cell table:formula="of:=[.N24]/([.$O$3]-1)" office:value-type="percentage" office:value="0.565217391304348" calcext:value-type="percentage">
            <text:p>56.5%</text:p>
          </table:table-cell>
          <table:table-cell table:formula="of:=[.O24]*([.$P$3])" office:value-type="float" office:value="0.144284459406216" calcext:value-type="float">
            <text:p>0.144284459406216</text:p>
          </table:table-cell>
          <table:table-cell table:formula="of:=POWER(10;[.P24]+[.$Q$3])" office:value-type="float" office:value="1.54896623155244" calcext:value-type="float">
            <text:p>1.54896623155244</text:p>
          </table:table-cell>
          <table:table-cell table:formula="of:=1/[.Q24]" office:value-type="float" office:value="0.645591866129811" calcext:value-type="float">
            <text:p>0.645591866129811</text:p>
          </table:table-cell>
        </table:table-row>
        <table:table-row table:style-name="ro1">
          <table:table-cell table:number-columns-repeated="2"/>
          <table:table-cell table:formula="of:=[.E25]-[.E26]" office:value-type="float" office:value="0.0012977011085292" calcext:value-type="float">
            <text:p>0.001297701108529</text:p>
          </table:table-cell>
          <table:table-cell table:formula="of:=[.D24]+1" office:value-type="float" office:value="22" calcext:value-type="float">
            <text:p>22</text:p>
          </table:table-cell>
          <table:table-cell table:formula="of:=1/(POWER(10;[.D25]/10))" office:value-type="float" office:value="0.00630957344480193" calcext:value-type="float">
            <text:p>0.006309573444802</text:p>
          </table:table-cell>
          <table:table-cell table:formula="of:=[.D25]" office:value-type="float" office:value="22" calcext:value-type="float">
            <text:p>22</text:p>
          </table:table-cell>
          <table:table-cell table:formula="of:=1/[.E25]" office:value-type="float" office:value="158.489319246111" calcext:value-type="float">
            <text:p>158.489319246111</text:p>
          </table:table-cell>
          <table:table-cell table:number-columns-repeated="6"/>
          <table:table-cell table:formula="of:=[.N24]+1" office:value-type="float" office:value="14" calcext:value-type="float">
            <text:p>14</text:p>
          </table:table-cell>
          <table:table-cell table:formula="of:=[.N25]/([.$O$3]-1)" office:value-type="percentage" office:value="0.608695652173913" calcext:value-type="percentage">
            <text:p>60.9%</text:p>
          </table:table-cell>
          <table:table-cell table:formula="of:=[.O25]*([.$P$3])" office:value-type="float" office:value="0.155383263975925" calcext:value-type="float">
            <text:p>0.155383263975925</text:p>
          </table:table-cell>
          <table:table-cell table:formula="of:=POWER(10;[.P25]+[.$Q$3])" office:value-type="float" office:value="1.58906167892321" calcext:value-type="float">
            <text:p>1.58906167892321</text:p>
          </table:table-cell>
          <table:table-cell table:formula="of:=1/[.Q25]" office:value-type="float" office:value="0.629302193403611" calcext:value-type="float">
            <text:p>0.629302193403611</text:p>
          </table:table-cell>
        </table:table-row>
        <table:table-row table:style-name="ro1">
          <table:table-cell table:number-columns-repeated="3"/>
          <table:table-cell table:formula="of:=[.D25]+1" office:value-type="float" office:value="23" calcext:value-type="float">
            <text:p>23</text:p>
          </table:table-cell>
          <table:table-cell table:formula="of:=1/(POWER(10;[.D26]/10))" office:value-type="float" office:value="0.00501187233627272" calcext:value-type="float">
            <text:p>0.005011872336273</text:p>
          </table:table-cell>
          <table:table-cell table:formula="of:=[.D26]" office:value-type="float" office:value="23" calcext:value-type="float">
            <text:p>23</text:p>
          </table:table-cell>
          <table:table-cell table:formula="of:=1/[.E26]" office:value-type="float" office:value="199.526231496888" calcext:value-type="float">
            <text:p>199.526231496888</text:p>
          </table:table-cell>
          <table:table-cell table:number-columns-repeated="6"/>
          <table:table-cell table:formula="of:=[.N25]+1" office:value-type="float" office:value="15" calcext:value-type="float">
            <text:p>15</text:p>
          </table:table-cell>
          <table:table-cell table:formula="of:=[.N26]/([.$O$3]-1)" office:value-type="percentage" office:value="0.652173913043478" calcext:value-type="percentage">
            <text:p>65.2%</text:p>
          </table:table-cell>
          <table:table-cell table:formula="of:=[.O26]*([.$P$3])" office:value-type="float" office:value="0.166482068545634" calcext:value-type="float">
            <text:p>0.166482068545634</text:p>
          </table:table-cell>
          <table:table-cell table:formula="of:=POWER(10;[.P26]+[.$Q$3])" office:value-type="float" office:value="1.63019500876496" calcext:value-type="float">
            <text:p>1.63019500876496</text:p>
          </table:table-cell>
          <table:table-cell table:formula="of:=1/[.Q26]" office:value-type="float" office:value="0.613423544191565" calcext:value-type="float">
            <text:p>0.613423544191565</text:p>
          </table:table-cell>
        </table:table-row>
        <table:table-row table:style-name="ro1">
          <table:table-cell table:number-columns-repeated="13"/>
          <table:table-cell table:formula="of:=[.N26]+1" office:value-type="float" office:value="16" calcext:value-type="float">
            <text:p>16</text:p>
          </table:table-cell>
          <table:table-cell table:formula="of:=[.N27]/([.$O$3]-1)" office:value-type="percentage" office:value="0.695652173913043" calcext:value-type="percentage">
            <text:p>69.6%</text:p>
          </table:table-cell>
          <table:table-cell table:formula="of:=[.O27]*([.$P$3])" office:value-type="float" office:value="0.177580873115343" calcext:value-type="float">
            <text:p>0.177580873115343</text:p>
          </table:table-cell>
          <table:table-cell table:formula="of:=POWER(10;[.P27]+[.$Q$3])" office:value-type="float" office:value="1.6723930869713" calcext:value-type="float">
            <text:p>1.6723930869713</text:p>
          </table:table-cell>
          <table:table-cell table:formula="of:=1/[.Q27]" office:value-type="float" office:value="0.59794554748549" calcext:value-type="float">
            <text:p>0.59794554748549</text:p>
          </table:table-cell>
        </table:table-row>
        <table:table-row table:style-name="ro1">
          <table:table-cell table:number-columns-repeated="13"/>
          <table:table-cell table:formula="of:=[.N27]+1" office:value-type="float" office:value="17" calcext:value-type="float">
            <text:p>17</text:p>
          </table:table-cell>
          <table:table-cell table:formula="of:=[.N28]/([.$O$3]-1)" office:value-type="percentage" office:value="0.739130434782609" calcext:value-type="percentage">
            <text:p>73.9%</text:p>
          </table:table-cell>
          <table:table-cell table:formula="of:=[.O28]*([.$P$3])" office:value-type="float" office:value="0.188679677685052" calcext:value-type="float">
            <text:p>0.188679677685052</text:p>
          </table:table-cell>
          <table:table-cell table:formula="of:=POWER(10;[.P28]+[.$Q$3])" office:value-type="float" office:value="1.71568347486742" calcext:value-type="float">
            <text:p>1.71568347486742</text:p>
          </table:table-cell>
          <table:table-cell table:formula="of:=1/[.Q28]" office:value-type="float" office:value="0.582858093960063" calcext:value-type="float">
            <text:p>0.582858093960063</text:p>
          </table:table-cell>
        </table:table-row>
        <table:table-row table:style-name="ro1">
          <table:table-cell table:number-columns-repeated="13"/>
          <table:table-cell table:formula="of:=[.N28]+1" office:value-type="float" office:value="18" calcext:value-type="float">
            <text:p>18</text:p>
          </table:table-cell>
          <table:table-cell table:formula="of:=[.N29]/([.$O$3]-1)" office:value-type="percentage" office:value="0.782608695652174" calcext:value-type="percentage">
            <text:p>78.3%</text:p>
          </table:table-cell>
          <table:table-cell table:formula="of:=[.O29]*([.$P$3])" office:value-type="float" office:value="0.199778482254761" calcext:value-type="float">
            <text:p>0.199778482254761</text:p>
          </table:table-cell>
          <table:table-cell table:formula="of:=POWER(10;[.P29]+[.$Q$3])" office:value-type="float" office:value="1.76009444721154" calcext:value-type="float">
            <text:p>1.76009444721154</text:p>
          </table:table-cell>
          <table:table-cell table:formula="of:=1/[.Q29]" office:value-type="float" office:value="0.568151329370006" calcext:value-type="float">
            <text:p>0.568151329370006</text:p>
          </table:table-cell>
        </table:table-row>
        <table:table-row table:style-name="ro1">
          <table:table-cell table:number-columns-repeated="13"/>
          <table:table-cell table:formula="of:=[.N29]+1" office:value-type="float" office:value="19" calcext:value-type="float">
            <text:p>19</text:p>
          </table:table-cell>
          <table:table-cell table:formula="of:=[.N30]/([.$O$3]-1)" office:value-type="percentage" office:value="0.826086956521739" calcext:value-type="percentage">
            <text:p>82.6%</text:p>
          </table:table-cell>
          <table:table-cell table:formula="of:=[.O30]*([.$P$3])" office:value-type="float" office:value="0.21087728682447" calcext:value-type="float">
            <text:p>0.21087728682447</text:p>
          </table:table-cell>
          <table:table-cell table:formula="of:=POWER(10;[.P30]+[.$Q$3])" office:value-type="float" office:value="1.80565501066231" calcext:value-type="float">
            <text:p>1.80565501066231</text:p>
          </table:table-cell>
          <table:table-cell table:formula="of:=1/[.Q30]" office:value-type="float" office:value="0.553815648113867" calcext:value-type="float">
            <text:p>0.553815648113867</text:p>
          </table:table-cell>
        </table:table-row>
        <table:table-row table:style-name="ro1">
          <table:table-cell table:number-columns-repeated="13"/>
          <table:table-cell table:formula="of:=[.N30]+1" office:value-type="float" office:value="20" calcext:value-type="float">
            <text:p>20</text:p>
          </table:table-cell>
          <table:table-cell table:formula="of:=[.N31]/([.$O$3]-1)" office:value-type="percentage" office:value="0.869565217391304" calcext:value-type="percentage">
            <text:p>87.0%</text:p>
          </table:table-cell>
          <table:table-cell table:formula="of:=[.O31]*([.$P$3])" office:value-type="float" office:value="0.221976091394179" calcext:value-type="float">
            <text:p>0.221976091394179</text:p>
          </table:table-cell>
          <table:table-cell table:formula="of:=POWER(10;[.P31]+[.$Q$3])" office:value-type="float" office:value="1.85239492272432" calcext:value-type="float">
            <text:p>1.85239492272432</text:p>
          </table:table-cell>
          <table:table-cell table:formula="of:=1/[.Q31]" office:value-type="float" office:value="0.539841686960197" calcext:value-type="float">
            <text:p>0.539841686960197</text:p>
          </table:table-cell>
        </table:table-row>
        <table:table-row table:style-name="ro1">
          <table:table-cell table:number-columns-repeated="13"/>
          <table:table-cell table:formula="of:=[.N31]+1" office:value-type="float" office:value="21" calcext:value-type="float">
            <text:p>21</text:p>
          </table:table-cell>
          <table:table-cell table:formula="of:=[.N32]/([.$O$3]-1)" office:value-type="percentage" office:value="0.91304347826087" calcext:value-type="percentage">
            <text:p>91.3%</text:p>
          </table:table-cell>
          <table:table-cell table:formula="of:=[.O32]*([.$P$3])" office:value-type="float" office:value="0.233074895963888" calcext:value-type="float">
            <text:p>0.233074895963888</text:p>
          </table:table-cell>
          <table:table-cell table:formula="of:=POWER(10;[.P32]+[.$Q$3])" office:value-type="float" office:value="1.9003447111839" calcext:value-type="float">
            <text:p>1.9003447111839</text:p>
          </table:table-cell>
          <table:table-cell table:formula="of:=1/[.Q32]" office:value-type="float" office:value="0.526220318932036" calcext:value-type="float">
            <text:p>0.526220318932036</text:p>
          </table:table-cell>
        </table:table-row>
        <table:table-row table:style-name="ro1">
          <table:table-cell table:number-columns-repeated="13"/>
          <table:table-cell table:formula="of:=[.N32]+1" office:value-type="float" office:value="22" calcext:value-type="float">
            <text:p>22</text:p>
          </table:table-cell>
          <table:table-cell table:formula="of:=[.N33]/([.$O$3]-1)" office:value-type="percentage" office:value="0.956521739130435" calcext:value-type="percentage">
            <text:p>95.7%</text:p>
          </table:table-cell>
          <table:table-cell table:formula="of:=[.O33]*([.$P$3])" office:value-type="float" office:value="0.244173700533597" calcext:value-type="float">
            <text:p>0.244173700533597</text:p>
          </table:table-cell>
          <table:table-cell table:formula="of:=POWER(10;[.P33]+[.$Q$3])" office:value-type="float" office:value="1.94953569404815" calcext:value-type="float">
            <text:p>1.94953569404815</text:p>
          </table:table-cell>
          <table:table-cell table:formula="of:=1/[.Q33]" office:value-type="float" office:value="0.512942647345703" calcext:value-type="float">
            <text:p>0.512942647345703</text:p>
          </table:table-cell>
        </table:table-row>
        <table:table-row table:style-name="ro1">
          <table:table-cell table:number-columns-repeated="13"/>
          <table:table-cell table:formula="of:=[.N33]+1" office:value-type="float" office:value="23" calcext:value-type="float">
            <text:p>23</text:p>
          </table:table-cell>
          <table:table-cell table:formula="of:=[.N34]/([.$O$3]-1)" office:value-type="percentage" office:value="1" calcext:value-type="percentage">
            <text:p>100.0%</text:p>
          </table:table-cell>
          <table:table-cell table:formula="of:=[.O34]*([.$P$3])" office:value-type="float" office:value="0.255272505103306" calcext:value-type="float">
            <text:p>0.255272505103306</text:p>
          </table:table-cell>
          <table:table-cell table:formula="of:=POWER(10;[.P34]+[.$Q$3])" office:value-type="float" office:value="2" calcext:value-type="float">
            <text:p>2</text:p>
          </table:table-cell>
          <table:table-cell table:formula="of:=1/[.Q34]" office:value-type="float" office:value="0.5" calcext:value-type="float">
            <text:p>0.5</text:p>
          </table:table-cell>
        </table:table-row>
        <table:table-row table:style-name="ro1">
          <table:table-cell table:number-columns-repeated="13"/>
          <table:table-cell table:formula="of:=[.N34]+1" office:value-type="float" office:value="24" calcext:value-type="float">
            <text:p>24</text:p>
          </table:table-cell>
          <table:table-cell table:formula="of:=[.N35]/([.$O$3]-1)" office:value-type="percentage" office:value="1.04347826086957" calcext:value-type="percentage">
            <text:p>104.3%</text:p>
          </table:table-cell>
          <table:table-cell table:formula="of:=[.O35]*([.$P$3])" office:value-type="float" office:value="0.266371309673015" calcext:value-type="float">
            <text:p>0.266371309673015</text:p>
          </table:table-cell>
          <table:table-cell table:formula="of:=POWER(10;[.P35]+[.$Q$3])" office:value-type="float" office:value="2.05177058938281" calcext:value-type="float">
            <text:p>2.05177058938281</text:p>
          </table:table-cell>
          <table:table-cell table:formula="of:=1/[.Q35]" office:value-type="float" office:value="0.487383923512038" calcext:value-type="float">
            <text:p>0.487383923512038</text:p>
          </table:table-cell>
        </table:table-row>
        <table:table-row table:style-name="ro1">
          <table:table-cell table:number-columns-repeated="13"/>
          <table:table-cell table:formula="of:=[.N35]+1" office:value-type="float" office:value="25" calcext:value-type="float">
            <text:p>25</text:p>
          </table:table-cell>
          <table:table-cell table:formula="of:=[.N36]/([.$O$3]-1)" office:value-type="percentage" office:value="1.08695652173913" calcext:value-type="percentage">
            <text:p>108.7%</text:p>
          </table:table-cell>
          <table:table-cell table:formula="of:=[.O36]*([.$P$3])" office:value-type="float" office:value="0.277470114242724" calcext:value-type="float">
            <text:p>0.277470114242724</text:p>
          </table:table-cell>
          <table:table-cell table:formula="of:=POWER(10;[.P36]+[.$Q$3])" office:value-type="float" office:value="2.10488127572814" calcext:value-type="float">
            <text:p>2.10488127572814</text:p>
          </table:table-cell>
          <table:table-cell table:formula="of:=1/[.Q36]" office:value-type="float" office:value="0.475086177795975" calcext:value-type="float">
            <text:p>0.475086177795975</text:p>
          </table:table-cell>
        </table:table-row>
        <table:table-row table:style-name="ro1">
          <table:table-cell table:number-columns-repeated="13"/>
          <table:table-cell table:formula="of:=[.N36]+1" office:value-type="float" office:value="26" calcext:value-type="float">
            <text:p>26</text:p>
          </table:table-cell>
          <table:table-cell table:formula="of:=[.N37]/([.$O$3]-1)" office:value-type="percentage" office:value="1.1304347826087" calcext:value-type="percentage">
            <text:p>113.0%</text:p>
          </table:table-cell>
          <table:table-cell table:formula="of:=[.O37]*([.$P$3])" office:value-type="float" office:value="0.288568918812433" calcext:value-type="float">
            <text:p>0.288568918812433</text:p>
          </table:table-cell>
          <table:table-cell table:formula="of:=POWER(10;[.P37]+[.$Q$3])" office:value-type="float" office:value="2.15936674784079" calcext:value-type="float">
            <text:p>2.15936674784079</text:p>
          </table:table-cell>
          <table:table-cell table:formula="of:=1/[.Q37]" office:value-type="float" office:value="0.46309873068108" calcext:value-type="float">
            <text:p>0.46309873068108</text:p>
          </table:table-cell>
        </table:table-row>
        <table:table-row table:style-name="ro1">
          <table:table-cell table:number-columns-repeated="13"/>
          <table:table-cell table:formula="of:=[.N37]+1" office:value-type="float" office:value="27" calcext:value-type="float">
            <text:p>27</text:p>
          </table:table-cell>
          <table:table-cell table:formula="of:=[.N38]/([.$O$3]-1)" office:value-type="percentage" office:value="1.17391304347826" calcext:value-type="percentage">
            <text:p>117.4%</text:p>
          </table:table-cell>
          <table:table-cell table:formula="of:=[.O38]*([.$P$3])" office:value-type="float" office:value="0.299667723382142" calcext:value-type="float">
            <text:p>0.299667723382142</text:p>
          </table:table-cell>
          <table:table-cell table:formula="of:=POWER(10;[.P38]+[.$Q$3])" office:value-type="float" office:value="2.21526259245547" calcext:value-type="float">
            <text:p>2.21526259245547</text:p>
          </table:table-cell>
          <table:table-cell table:formula="of:=1/[.Q38]" office:value-type="float" office:value="0.451413752665578" calcext:value-type="float">
            <text:p>0.451413752665578</text:p>
          </table:table-cell>
        </table:table-row>
        <table:table-row table:style-name="ro1">
          <table:table-cell table:number-columns-repeated="13"/>
          <table:table-cell table:formula="of:=[.N38]+1" office:value-type="float" office:value="28" calcext:value-type="float">
            <text:p>28</text:p>
          </table:table-cell>
          <table:table-cell table:formula="of:=[.N39]/([.$O$3]-1)" office:value-type="percentage" office:value="1.21739130434783" calcext:value-type="percentage">
            <text:p>121.7%</text:p>
          </table:table-cell>
          <table:table-cell table:formula="of:=[.O39]*([.$P$3])" office:value-type="float" office:value="0.310766527951851" calcext:value-type="float">
            <text:p>0.310766527951851</text:p>
          </table:table-cell>
          <table:table-cell table:formula="of:=POWER(10;[.P39]+[.$Q$3])" office:value-type="float" office:value="2.27260531748003" calcext:value-type="float">
            <text:p>2.27260531748003</text:p>
          </table:table-cell>
          <table:table-cell table:formula="of:=1/[.Q39]" office:value-type="float" office:value="0.440023611802884" calcext:value-type="float">
            <text:p>0.440023611802884</text:p>
          </table:table-cell>
        </table:table-row>
        <table:table-row table:style-name="ro1">
          <table:table-cell table:number-columns-repeated="13"/>
          <table:table-cell table:formula="of:=[.N39]+1" office:value-type="float" office:value="29" calcext:value-type="float">
            <text:p>29</text:p>
          </table:table-cell>
          <table:table-cell table:formula="of:=[.N40]/([.$O$3]-1)" office:value-type="percentage" office:value="1.26086956521739" calcext:value-type="percentage">
            <text:p>126.1%</text:p>
          </table:table-cell>
          <table:table-cell table:formula="of:=[.O40]*([.$P$3])" office:value-type="float" office:value="0.32186533252156" calcext:value-type="float">
            <text:p>0.32186533252156</text:p>
          </table:table-cell>
          <table:table-cell table:formula="of:=POWER(10;[.P40]+[.$Q$3])" office:value-type="float" office:value="2.33143237584025" calcext:value-type="float">
            <text:p>2.33143237584025</text:p>
          </table:table-cell>
          <table:table-cell table:formula="of:=1/[.Q40]" office:value-type="float" office:value="0.428920868716854" calcext:value-type="float">
            <text:p>0.428920868716854</text:p>
          </table:table-cell>
        </table:table-row>
        <table:table-row table:style-name="ro1">
          <table:table-cell table:number-columns-repeated="13"/>
          <table:table-cell table:formula="of:=[.N40]+1" office:value-type="float" office:value="30" calcext:value-type="float">
            <text:p>30</text:p>
          </table:table-cell>
          <table:table-cell table:formula="of:=[.N41]/([.$O$3]-1)" office:value-type="percentage" office:value="1.30434782608696" calcext:value-type="percentage">
            <text:p>130.4%</text:p>
          </table:table-cell>
          <table:table-cell table:formula="of:=[.O41]*([.$P$3])" office:value-type="float" office:value="0.332964137091269" calcext:value-type="float">
            <text:p>0.332964137091269</text:p>
          </table:table-cell>
          <table:table-cell table:formula="of:=POWER(10;[.P41]+[.$Q$3])" office:value-type="float" office:value="2.39178218994196" calcext:value-type="float">
            <text:p>2.39178218994196</text:p>
          </table:table-cell>
          <table:table-cell table:formula="of:=1/[.Q41]" office:value-type="float" office:value="0.418098271742824" calcext:value-type="float">
            <text:p>0.418098271742824</text:p>
          </table:table-cell>
        </table:table-row>
        <table:table-row table:style-name="ro1">
          <table:table-cell table:number-columns-repeated="13"/>
          <table:table-cell table:formula="of:=[.N41]+1" office:value-type="float" office:value="31" calcext:value-type="float">
            <text:p>31</text:p>
          </table:table-cell>
          <table:table-cell table:formula="of:=[.N42]/([.$O$3]-1)" office:value-type="percentage" office:value="1.34782608695652" calcext:value-type="percentage">
            <text:p>134.8%</text:p>
          </table:table-cell>
          <table:table-cell table:formula="of:=[.O42]*([.$P$3])" office:value-type="float" office:value="0.344062941660978" calcext:value-type="float">
            <text:p>0.344062941660978</text:p>
          </table:table-cell>
          <table:table-cell table:formula="of:=POWER(10;[.P42]+[.$Q$3])" office:value-type="float" office:value="2.45369417676626" calcext:value-type="float">
            <text:p>2.45369417676626</text:p>
          </table:table-cell>
          <table:table-cell table:formula="of:=1/[.Q42]" office:value-type="float" office:value="0.407548752191239" calcext:value-type="float">
            <text:p>0.407548752191239</text:p>
          </table:table-cell>
        </table:table-row>
        <table:table-row table:style-name="ro1">
          <table:table-cell table:number-columns-repeated="13"/>
          <table:table-cell table:formula="of:=[.N42]+1" office:value-type="float" office:value="32" calcext:value-type="float">
            <text:p>32</text:p>
          </table:table-cell>
          <table:table-cell table:formula="of:=[.N43]/([.$O$3]-1)" office:value-type="percentage" office:value="1.39130434782609" calcext:value-type="percentage">
            <text:p>139.1%</text:p>
          </table:table-cell>
          <table:table-cell table:formula="of:=[.O43]*([.$P$3])" office:value-type="float" office:value="0.355161746230687" calcext:value-type="float">
            <text:p>0.355161746230687</text:p>
          </table:table-cell>
          <table:table-cell table:formula="of:=POWER(10;[.P43]+[.$Q$3])" office:value-type="float" office:value="2.51720877361444" calcext:value-type="float">
            <text:p>2.51720877361444</text:p>
          </table:table-cell>
          <table:table-cell table:formula="of:=1/[.Q43]" office:value-type="float" office:value="0.397265419730802" calcext:value-type="float">
            <text:p>0.397265419730802</text:p>
          </table:table-cell>
        </table:table-row>
        <table:table-row table:style-name="ro1">
          <table:table-cell table:number-columns-repeated="13"/>
          <table:table-cell table:formula="of:=[.N43]+1" office:value-type="float" office:value="33" calcext:value-type="float">
            <text:p>33</text:p>
          </table:table-cell>
          <table:table-cell table:formula="of:=[.N44]/([.$O$3]-1)" office:value-type="percentage" office:value="1.43478260869565" calcext:value-type="percentage">
            <text:p>143.5%</text:p>
          </table:table-cell>
          <table:table-cell table:formula="of:=[.O44]*([.$P$3])" office:value-type="float" office:value="0.366260550800396" calcext:value-type="float">
            <text:p>0.366260550800396</text:p>
          </table:table-cell>
          <table:table-cell table:formula="of:=POWER(10;[.P44]+[.$Q$3])" office:value-type="float" office:value="2.58236746451924" calcext:value-type="float">
            <text:p>2.58236746451924</text:p>
          </table:table-cell>
          <table:table-cell table:formula="of:=1/[.Q44]" office:value-type="float" office:value="0.38724155788811" calcext:value-type="float">
            <text:p>0.38724155788811</text:p>
          </table:table-cell>
        </table:table-row>
        <table:table-row table:style-name="ro1">
          <table:table-cell table:number-columns-repeated="13"/>
          <table:table-cell table:formula="of:=[.N44]+1" office:value-type="float" office:value="34" calcext:value-type="float">
            <text:p>34</text:p>
          </table:table-cell>
          <table:table-cell table:formula="of:=[.N45]/([.$O$3]-1)" office:value-type="percentage" office:value="1.47826086956522" calcext:value-type="percentage">
            <text:p>147.8%</text:p>
          </table:table-cell>
          <table:table-cell table:formula="of:=[.O45]*([.$P$3])" office:value-type="float" office:value="0.377359355370105" calcext:value-type="float">
            <text:p>0.377359355370105</text:p>
          </table:table-cell>
          <table:table-cell table:formula="of:=POWER(10;[.P45]+[.$Q$3])" office:value-type="float" office:value="2.64921280733982" calcext:value-type="float">
            <text:p>2.64921280733982</text:p>
          </table:table-cell>
          <table:table-cell table:formula="of:=1/[.Q45]" office:value-type="float" office:value="0.377470619660841" calcext:value-type="float">
            <text:p>0.377470619660841</text:p>
          </table:table-cell>
        </table:table-row>
        <table:table-row table:style-name="ro1">
          <table:table-cell table:number-columns-repeated="13"/>
          <table:table-cell table:formula="of:=[.N45]+1" office:value-type="float" office:value="35" calcext:value-type="float">
            <text:p>35</text:p>
          </table:table-cell>
          <table:table-cell table:formula="of:=[.N46]/([.$O$3]-1)" office:value-type="percentage" office:value="1.52173913043478" calcext:value-type="percentage">
            <text:p>152.2%</text:p>
          </table:table-cell>
          <table:table-cell table:formula="of:=[.O46]*([.$P$3])" office:value-type="float" office:value="0.388458159939814" calcext:value-type="float">
            <text:p>0.388458159939814</text:p>
          </table:table-cell>
          <table:table-cell table:formula="of:=POWER(10;[.P46]+[.$Q$3])" office:value-type="float" office:value="2.71778846155806" calcext:value-type="float">
            <text:p>2.71778846155806</text:p>
          </table:table-cell>
          <table:table-cell table:formula="of:=1/[.Q46]" office:value-type="float" office:value="0.367946223241642" calcext:value-type="float">
            <text:p>0.367946223241642</text:p>
          </table:table-cell>
        </table:table-row>
        <table:table-row table:style-name="ro1">
          <table:table-cell table:number-columns-repeated="13"/>
          <table:table-cell table:formula="of:=[.N46]+1" office:value-type="float" office:value="36" calcext:value-type="float">
            <text:p>36</text:p>
          </table:table-cell>
          <table:table-cell table:formula="of:=[.N47]/([.$O$3]-1)" office:value-type="percentage" office:value="1.56521739130435" calcext:value-type="percentage">
            <text:p>156.5%</text:p>
          </table:table-cell>
          <table:table-cell table:formula="of:=[.O47]*([.$P$3])" office:value-type="float" office:value="0.399556964509523" calcext:value-type="float">
            <text:p>0.399556964509523</text:p>
          </table:table-cell>
          <table:table-cell table:formula="of:=POWER(10;[.P47]+[.$Q$3])" office:value-type="float" office:value="2.78813921679439" calcext:value-type="float">
            <text:p>2.78813921679439</text:p>
          </table:table-cell>
          <table:table-cell table:formula="of:=1/[.Q47]" office:value-type="float" office:value="0.358662147849895" calcext:value-type="float">
            <text:p>0.358662147849895</text:p>
          </table:table-cell>
        </table:table-row>
        <table:table-row table:style-name="ro1">
          <table:table-cell table:number-columns-repeated="13"/>
          <table:table-cell table:formula="of:=[.N47]+1" office:value-type="float" office:value="37" calcext:value-type="float">
            <text:p>37</text:p>
          </table:table-cell>
          <table:table-cell table:formula="of:=[.N48]/([.$O$3]-1)" office:value-type="percentage" office:value="1.60869565217391" calcext:value-type="percentage">
            <text:p>160.9%</text:p>
          </table:table-cell>
          <table:table-cell table:formula="of:=[.O48]*([.$P$3])" office:value-type="float" office:value="0.410655769079231" calcext:value-type="float">
            <text:p>0.410655769079231</text:p>
          </table:table-cell>
          <table:table-cell table:formula="of:=POWER(10;[.P48]+[.$Q$3])" office:value-type="float" office:value="2.86031102206178" calcext:value-type="float">
            <text:p>2.86031102206178</text:p>
          </table:table-cell>
          <table:table-cell table:formula="of:=1/[.Q48]" office:value-type="float" office:value="0.349612329668672" calcext:value-type="float">
            <text:p>0.349612329668672</text:p>
          </table:table-cell>
        </table:table-row>
        <table:table-row table:style-name="ro1">
          <table:table-cell table:number-columns-repeated="13"/>
          <table:table-cell table:formula="of:=[.N48]+1" office:value-type="float" office:value="38" calcext:value-type="float">
            <text:p>38</text:p>
          </table:table-cell>
          <table:table-cell table:formula="of:=[.N49]/([.$O$3]-1)" office:value-type="percentage" office:value="1.65217391304348" calcext:value-type="percentage">
            <text:p>165.2%</text:p>
          </table:table-cell>
          <table:table-cell table:formula="of:=[.O49]*([.$P$3])" office:value-type="float" office:value="0.421754573648941" calcext:value-type="float">
            <text:p>0.421754573648941</text:p>
          </table:table-cell>
          <table:table-cell table:formula="of:=POWER(10;[.P49]+[.$Q$3])" office:value-type="float" office:value="2.93435101577692" calcext:value-type="float">
            <text:p>2.93435101577692</text:p>
          </table:table-cell>
          <table:table-cell table:formula="of:=1/[.Q49]" office:value-type="float" office:value="0.340790857884203" calcext:value-type="float">
            <text:p>0.340790857884203</text:p>
          </table:table-cell>
        </table:table-row>
        <table:table-row table:style-name="ro1">
          <table:table-cell table:number-columns-repeated="13"/>
          <table:table-cell table:formula="of:=[.N49]+1" office:value-type="float" office:value="39" calcext:value-type="float">
            <text:p>39</text:p>
          </table:table-cell>
          <table:table-cell table:formula="of:=[.N50]/([.$O$3]-1)" office:value-type="percentage" office:value="1.69565217391304" calcext:value-type="percentage">
            <text:p>169.6%</text:p>
          </table:table-cell>
          <table:table-cell table:formula="of:=[.O50]*([.$P$3])" office:value-type="float" office:value="0.432853378218649" calcext:value-type="float">
            <text:p>0.432853378218649</text:p>
          </table:table-cell>
          <table:table-cell table:formula="of:=POWER(10;[.P50]+[.$Q$3])" office:value-type="float" office:value="3.01030755654833" calcext:value-type="float">
            <text:p>3.01030755654833</text:p>
          </table:table-cell>
          <table:table-cell table:formula="of:=1/[.Q50]" office:value-type="float" office:value="0.332191970825272" calcext:value-type="float">
            <text:p>0.332191970825272</text:p>
          </table:table-cell>
        </table:table-row>
        <table:table-row table:style-name="ro1">
          <table:table-cell table:number-columns-repeated="13"/>
          <table:table-cell table:formula="of:=[.N50]+1" office:value-type="float" office:value="40" calcext:value-type="float">
            <text:p>40</text:p>
          </table:table-cell>
          <table:table-cell table:formula="of:=[.N51]/([.$O$3]-1)" office:value-type="percentage" office:value="1.73913043478261" calcext:value-type="percentage">
            <text:p>173.9%</text:p>
          </table:table-cell>
          <table:table-cell table:formula="of:=[.O51]*([.$P$3])" office:value-type="float" office:value="0.443952182788358" calcext:value-type="float">
            <text:p>0.443952182788358</text:p>
          </table:table-cell>
          <table:table-cell table:formula="of:=POWER(10;[.P51]+[.$Q$3])" office:value-type="float" office:value="3.08823025476135" calcext:value-type="float">
            <text:p>3.08823025476135</text:p>
          </table:table-cell>
          <table:table-cell table:formula="of:=1/[.Q51]" office:value-type="float" office:value="0.323810052200035" calcext:value-type="float">
            <text:p>0.323810052200035</text:p>
          </table:table-cell>
        </table:table-row>
        <table:table-row table:style-name="ro1">
          <table:table-cell table:number-columns-repeated="13"/>
          <table:table-cell table:formula="of:=[.N51]+1" office:value-type="float" office:value="41" calcext:value-type="float">
            <text:p>41</text:p>
          </table:table-cell>
          <table:table-cell table:formula="of:=[.N52]/([.$O$3]-1)" office:value-type="percentage" office:value="1.78260869565217" calcext:value-type="percentage">
            <text:p>178.3%</text:p>
          </table:table-cell>
          <table:table-cell table:formula="of:=[.O52]*([.$P$3])" office:value-type="float" office:value="0.455050987358067" calcext:value-type="float">
            <text:p>0.455050987358067</text:p>
          </table:table-cell>
          <table:table-cell table:formula="of:=POWER(10;[.P52]+[.$Q$3])" office:value-type="float" office:value="3.16817000498076" calcext:value-type="float">
            <text:p>3.16817000498076</text:p>
          </table:table-cell>
          <table:table-cell table:formula="of:=1/[.Q52]" office:value-type="float" office:value="0.315639627427781" calcext:value-type="float">
            <text:p>0.315639627427781</text:p>
          </table:table-cell>
        </table:table-row>
        <table:table-row table:style-name="ro1">
          <table:table-cell table:number-columns-repeated="13"/>
          <table:table-cell table:formula="of:=[.N52]+1" office:value-type="float" office:value="42" calcext:value-type="float">
            <text:p>42</text:p>
          </table:table-cell>
          <table:table-cell table:formula="of:=[.N53]/([.$O$3]-1)" office:value-type="percentage" office:value="1.82608695652174" calcext:value-type="percentage">
            <text:p>182.6%</text:p>
          </table:table-cell>
          <table:table-cell table:formula="of:=[.O53]*([.$P$3])" office:value-type="float" office:value="0.466149791927776" calcext:value-type="float">
            <text:p>0.466149791927776</text:p>
          </table:table-cell>
          <table:table-cell table:formula="of:=POWER(10;[.P53]+[.$Q$3])" office:value-type="float" office:value="3.25017901919216" calcext:value-type="float">
            <text:p>3.25017901919216</text:p>
          </table:table-cell>
          <table:table-cell table:formula="of:=1/[.Q53]" office:value-type="float" office:value="0.30767536006326" calcext:value-type="float">
            <text:p>0.30767536006326</text:p>
          </table:table-cell>
        </table:table-row>
        <table:table-row table:style-name="ro1">
          <table:table-cell table:number-columns-repeated="13"/>
          <table:table-cell table:formula="of:=[.N53]+1" office:value-type="float" office:value="43" calcext:value-type="float">
            <text:p>43</text:p>
          </table:table-cell>
          <table:table-cell table:formula="of:=[.N54]/([.$O$3]-1)" office:value-type="percentage" office:value="1.8695652173913" calcext:value-type="percentage">
            <text:p>187.0%</text:p>
          </table:table-cell>
          <table:table-cell table:formula="of:=[.O54]*([.$P$3])" office:value-type="float" office:value="0.477248596497485" calcext:value-type="float">
            <text:p>0.477248596497485</text:p>
          </table:table-cell>
          <table:table-cell table:formula="of:=POWER(10;[.P54]+[.$Q$3])" office:value-type="float" office:value="3.33431086090377" calcext:value-type="float">
            <text:p>3.33431086090377</text:p>
          </table:table-cell>
          <table:table-cell table:formula="of:=1/[.Q54]" office:value-type="float" office:value="0.299912048311221" calcext:value-type="float">
            <text:p>0.299912048311221</text:p>
          </table:table-cell>
        </table:table-row>
        <table:table-row table:style-name="ro1">
          <table:table-cell table:number-columns-repeated="13"/>
          <table:table-cell table:formula="of:=[.N54]+1" office:value-type="float" office:value="44" calcext:value-type="float">
            <text:p>44</text:p>
          </table:table-cell>
          <table:table-cell table:formula="of:=[.N55]/([.$O$3]-1)" office:value-type="percentage" office:value="1.91304347826087" calcext:value-type="percentage">
            <text:p>191.3%</text:p>
          </table:table-cell>
          <table:table-cell table:formula="of:=[.O55]*([.$P$3])" office:value-type="float" office:value="0.488347401067194" calcext:value-type="float">
            <text:p>0.488347401067194</text:p>
          </table:table-cell>
          <table:table-cell table:formula="of:=POWER(10;[.P55]+[.$Q$3])" office:value-type="float" office:value="3.42062048013102" calcext:value-type="float">
            <text:p>3.42062048013102</text:p>
          </table:table-cell>
          <table:table-cell table:formula="of:=1/[.Q55]" office:value-type="float" office:value="0.292344621628909" calcext:value-type="float">
            <text:p>0.292344621628909</text:p>
          </table:table-cell>
        </table:table-row>
        <table:table-row table:style-name="ro1">
          <table:table-cell table:number-columns-repeated="13"/>
          <table:table-cell table:formula="of:=[.N55]+1" office:value-type="float" office:value="45" calcext:value-type="float">
            <text:p>45</text:p>
          </table:table-cell>
          <table:table-cell table:formula="of:=[.N56]/([.$O$3]-1)" office:value-type="percentage" office:value="1.95652173913043" calcext:value-type="percentage">
            <text:p>195.7%</text:p>
          </table:table-cell>
          <table:table-cell table:formula="of:=[.O56]*([.$P$3])" office:value-type="float" office:value="0.499446205636903" calcext:value-type="float">
            <text:p>0.499446205636903</text:p>
          </table:table-cell>
          <table:table-cell table:formula="of:=POWER(10;[.P56]+[.$Q$3])" office:value-type="float" office:value="3.50916424928667" calcext:value-type="float">
            <text:p>3.50916424928667</text:p>
          </table:table-cell>
          <table:table-cell table:formula="of:=1/[.Q56]" office:value-type="float" office:value="0.284968137414279" calcext:value-type="float">
            <text:p>0.284968137414279</text:p>
          </table:table-cell>
        </table:table-row>
        <table:table-row table:style-name="ro1">
          <table:table-cell table:number-columns-repeated="13"/>
          <table:table-cell table:formula="of:=[.N56]+1" office:value-type="float" office:value="46" calcext:value-type="float">
            <text:p>46</text:p>
          </table:table-cell>
          <table:table-cell table:formula="of:=[.N57]/([.$O$3]-1)" office:value-type="percentage" office:value="2" calcext:value-type="percentage">
            <text:p>200.0%</text:p>
          </table:table-cell>
          <table:table-cell table:formula="of:=[.O57]*([.$P$3])" office:value-type="float" office:value="0.510545010206612" calcext:value-type="float">
            <text:p>0.510545010206612</text:p>
          </table:table-cell>
          <table:table-cell table:formula="of:=POWER(10;[.P57]+[.$Q$3])" office:value-type="float" office:value="3.6" calcext:value-type="float">
            <text:p>3.6</text:p>
          </table:table-cell>
          <table:table-cell table:formula="of:=1/[.Q57]" office:value-type="float" office:value="0.277777777777778" calcext:value-type="float">
            <text:p>0.277777777777778</text:p>
          </table:table-cell>
        </table:table-row>
        <table:table-row table:style-name="ro1">
          <table:table-cell table:number-columns-repeated="13"/>
          <table:table-cell table:formula="of:=[.N57]+1" office:value-type="float" office:value="47" calcext:value-type="float">
            <text:p>47</text:p>
          </table:table-cell>
          <table:table-cell table:formula="of:=[.N58]/([.$O$3]-1)" office:value-type="percentage" office:value="2.04347826086957" calcext:value-type="percentage">
            <text:p>204.3%</text:p>
          </table:table-cell>
          <table:table-cell table:formula="of:=[.O58]*([.$P$3])" office:value-type="float" office:value="0.521643814776321" calcext:value-type="float">
            <text:p>0.521643814776321</text:p>
          </table:table-cell>
          <table:table-cell table:formula="of:=POWER(10;[.P58]+[.$Q$3])" office:value-type="float" office:value="3.69318706088906" calcext:value-type="float">
            <text:p>3.69318706088906</text:p>
          </table:table-cell>
          <table:table-cell table:formula="of:=1/[.Q58]" office:value-type="float" office:value="0.270768846395576" calcext:value-type="float">
            <text:p>0.270768846395576</text:p>
          </table:table-cell>
        </table:table-row>
        <table:table-row table:style-name="ro1">
          <table:table-cell table:number-columns-repeated="13"/>
          <table:table-cell table:formula="of:=[.N58]+1" office:value-type="float" office:value="48" calcext:value-type="float">
            <text:p>48</text:p>
          </table:table-cell>
          <table:table-cell table:formula="of:=[.N59]/([.$O$3]-1)" office:value-type="percentage" office:value="2.08695652173913" calcext:value-type="percentage">
            <text:p>208.7%</text:p>
          </table:table-cell>
          <table:table-cell table:formula="of:=[.O59]*([.$P$3])" office:value-type="float" office:value="0.53274261934603" calcext:value-type="float">
            <text:p>0.53274261934603</text:p>
          </table:table-cell>
          <table:table-cell table:formula="of:=POWER(10;[.P59]+[.$Q$3])" office:value-type="float" office:value="3.78878629631066" calcext:value-type="float">
            <text:p>3.78878629631066</text:p>
          </table:table-cell>
          <table:table-cell table:formula="of:=1/[.Q59]" office:value-type="float" office:value="0.263936765442208" calcext:value-type="float">
            <text:p>0.263936765442208</text:p>
          </table:table-cell>
        </table:table-row>
        <table:table-row table:style-name="ro1">
          <table:table-cell table:number-columns-repeated="13"/>
          <table:table-cell table:formula="of:=[.N59]+1" office:value-type="float" office:value="49" calcext:value-type="float">
            <text:p>49</text:p>
          </table:table-cell>
          <table:table-cell table:formula="of:=[.N60]/([.$O$3]-1)" office:value-type="percentage" office:value="2.1304347826087" calcext:value-type="percentage">
            <text:p>213.0%</text:p>
          </table:table-cell>
          <table:table-cell table:formula="of:=[.O60]*([.$P$3])" office:value-type="float" office:value="0.543841423915739" calcext:value-type="float">
            <text:p>0.543841423915739</text:p>
          </table:table-cell>
          <table:table-cell table:formula="of:=POWER(10;[.P60]+[.$Q$3])" office:value-type="float" office:value="3.88686014611342" calcext:value-type="float">
            <text:p>3.88686014611342</text:p>
          </table:table-cell>
          <table:table-cell table:formula="of:=1/[.Q60]" office:value-type="float" office:value="0.2572770726006" calcext:value-type="float">
            <text:p>0.2572770726006</text:p>
          </table:table-cell>
        </table:table-row>
        <table:table-row table:style-name="ro1">
          <table:table-cell table:number-columns-repeated="13"/>
          <table:table-cell table:formula="of:=[.N60]+1" office:value-type="float" office:value="50" calcext:value-type="float">
            <text:p>50</text:p>
          </table:table-cell>
          <table:table-cell table:formula="of:=[.N61]/([.$O$3]-1)" office:value-type="percentage" office:value="2.17391304347826" calcext:value-type="percentage">
            <text:p>217.4%</text:p>
          </table:table-cell>
          <table:table-cell table:formula="of:=[.O61]*([.$P$3])" office:value-type="float" office:value="0.554940228485448" calcext:value-type="float">
            <text:p>0.554940228485448</text:p>
          </table:table-cell>
          <table:table-cell table:formula="of:=POWER(10;[.P61]+[.$Q$3])" office:value-type="float" office:value="3.98747266641984" calcext:value-type="float">
            <text:p>3.98747266641984</text:p>
          </table:table-cell>
          <table:table-cell table:formula="of:=1/[.Q61]" office:value-type="float" office:value="0.250785418147543" calcext:value-type="float">
            <text:p>0.250785418147543</text:p>
          </table:table-cell>
        </table:table-row>
        <table:table-row table:style-name="ro1">
          <table:table-cell table:number-columns-repeated="13"/>
          <table:table-cell table:formula="of:=[.N61]+1" office:value-type="float" office:value="51" calcext:value-type="float">
            <text:p>51</text:p>
          </table:table-cell>
          <table:table-cell table:formula="of:=[.N62]/([.$O$3]-1)" office:value-type="percentage" office:value="2.21739130434783" calcext:value-type="percentage">
            <text:p>221.7%</text:p>
          </table:table-cell>
          <table:table-cell table:formula="of:=[.O62]*([.$P$3])" office:value-type="float" office:value="0.566039033055157" calcext:value-type="float">
            <text:p>0.566039033055157</text:p>
          </table:table-cell>
          <table:table-cell table:formula="of:=POWER(10;[.P62]+[.$Q$3])" office:value-type="float" office:value="4.09068957146405" calcext:value-type="float">
            <text:p>4.09068957146405</text:p>
          </table:table-cell>
          <table:table-cell table:formula="of:=1/[.Q62]" office:value-type="float" office:value="0.244457562112713" calcext:value-type="float">
            <text:p>0.244457562112713</text:p>
          </table:table-cell>
        </table:table-row>
        <table:table-row table:style-name="ro1">
          <table:table-cell table:number-columns-repeated="13"/>
          <table:table-cell table:formula="of:=[.N62]+1" office:value-type="float" office:value="52" calcext:value-type="float">
            <text:p>52</text:p>
          </table:table-cell>
          <table:table-cell table:formula="of:=[.N63]/([.$O$3]-1)" office:value-type="percentage" office:value="2.26086956521739" calcext:value-type="percentage">
            <text:p>226.1%</text:p>
          </table:table-cell>
          <table:table-cell table:formula="of:=[.O63]*([.$P$3])" office:value-type="float" office:value="0.577137837624866" calcext:value-type="float">
            <text:p>0.577137837624866</text:p>
          </table:table-cell>
          <table:table-cell table:formula="of:=POWER(10;[.P63]+[.$Q$3])" office:value-type="float" office:value="4.19657827651245" calcext:value-type="float">
            <text:p>4.19657827651245</text:p>
          </table:table-cell>
          <table:table-cell table:formula="of:=1/[.Q63]" office:value-type="float" office:value="0.238289371509364" calcext:value-type="float">
            <text:p>0.238289371509364</text:p>
          </table:table-cell>
        </table:table-row>
        <table:table-row table:style-name="ro1">
          <table:table-cell table:number-columns-repeated="13"/>
          <table:table-cell table:formula="of:=[.N63]+1" office:value-type="float" office:value="53" calcext:value-type="float">
            <text:p>53</text:p>
          </table:table-cell>
          <table:table-cell table:formula="of:=[.N64]/([.$O$3]-1)" office:value-type="percentage" office:value="2.30434782608696" calcext:value-type="percentage">
            <text:p>230.4%</text:p>
          </table:table-cell>
          <table:table-cell table:formula="of:=[.O64]*([.$P$3])" office:value-type="float" office:value="0.588236642194575" calcext:value-type="float">
            <text:p>0.588236642194575</text:p>
          </table:table-cell>
          <table:table-cell table:formula="of:=POWER(10;[.P64]+[.$Q$3])" office:value-type="float" office:value="4.30520794189553" calcext:value-type="float">
            <text:p>4.30520794189553</text:p>
          </table:table-cell>
          <table:table-cell table:formula="of:=1/[.Q64]" office:value-type="float" office:value="0.232276817634902" calcext:value-type="float">
            <text:p>0.232276817634902</text:p>
          </table:table-cell>
        </table:table-row>
        <calcext:conditional-formats>
          <calcext:conditional-format calcext:target-range-address="Sheet1.O11:Sheet1.O64">
            <calcext:condition calcext:apply-style-name="Bad" calcext:value="&gt;1" calcext:base-cell-address="Sheet1.O11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453.51pt" svg:height="255.09pt" svg:x="40.79pt" svg:y="496.74pt">
            <draw:object draw:notify-on-update-of-ranges="Sheet2.M45:Sheet2.M64 Sheet2.N45:Sheet2.N6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ogRange</text:p>
          </table:table-cell>
          <table:table-cell office:value-type="string" calcext:value-type="string">
            <text:p>ExpMin</text:p>
          </table:table-cell>
          <table:table-cell office:value-type="string" calcext:value-type="string">
            <text:p>RealRange=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LOG10([.I7]-[.J7]+1)" office:value-type="float" office:value="0.776337909620175" calcext:value-type="float">
            <text:p>0.776337909620175</text:p>
          </table:table-cell>
          <table:table-cell table:formula="of:=LOG10([.J7])" office:value-type="float" office:value="-1.60205999132796" calcext:value-type="float">
            <text:p>-1.60205999132796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1/[.I6]" office:value-type="float" office:value="5" calcext:value-type="float">
            <text:p>5</text:p>
          </table:table-cell>
          <table:table-cell table:formula="of:=1/[.J6]" office:value-type="float" office:value="0.025" calcext:value-type="float">
            <text:p>0.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5.01187233627272" calcext:value-type="float">
            <text:p>5.01187</text:p>
          </table:table-cell>
          <table:table-cell table:formula="of:=[.B8]" office:value-type="float" office:value="0" calcext:value-type="float">
            <text:p>0</text:p>
          </table:table-cell>
          <table:table-cell table:style-name="ce3" table:formula="of:=1/POWER(10;[.D8]/10-0.7)" office:value-type="float" office:value="5.01187233627272" calcext:value-type="float">
            <text:p>5.01187</text:p>
          </table:table-cell>
          <table:table-cell/>
          <table:table-cell table:formula="of:=POWER(10; ([.D8]/10-0.7))" office:value-type="float" office:value="0.199526231496888" calcext:value-type="float">
            <text:p>0.199526231496888</text:p>
          </table:table-cell>
          <table:table-cell table:number-columns-repeated="8"/>
        </table:table-row>
        <table:table-row table:style-name="ro1">
          <table:table-cell/>
          <table:table-cell table:formula="of:=[.B8]+1" office:value-type="float" office:value="1" calcext:value-type="float">
            <text:p>1</text:p>
          </table:table-cell>
          <table:table-cell table:style-name="ce3" office:value-type="float" office:value="3.98107170553497" calcext:value-type="float">
            <text:p>3.98107</text:p>
          </table:table-cell>
          <table:table-cell table:formula="of:=[.B9]" office:value-type="float" office:value="1" calcext:value-type="float">
            <text:p>1</text:p>
          </table:table-cell>
          <table:table-cell table:style-name="ce3" table:formula="of:=1/POWER(10;[.D9]/10-0.7)" office:value-type="float" office:value="3.98107170553497" calcext:value-type="float">
            <text:p>3.98107</text:p>
          </table:table-cell>
          <table:table-cell/>
          <table:table-cell table:formula="of:=POWER(10; ([.D9]/10-0.7))" office:value-type="float" office:value="0.251188643150958" calcext:value-type="float">
            <text:p>0.251188643150958</text:p>
          </table:table-cell>
          <table:table-cell table:number-columns-repeated="8"/>
        </table:table-row>
        <table:table-row table:style-name="ro1">
          <table:table-cell/>
          <table:table-cell table:formula="of:=[.B9]+1" office:value-type="float" office:value="2" calcext:value-type="float">
            <text:p>2</text:p>
          </table:table-cell>
          <table:table-cell table:style-name="ce3" office:value-type="float" office:value="3.16227766016838" calcext:value-type="float">
            <text:p>3.16228</text:p>
          </table:table-cell>
          <table:table-cell table:formula="of:=[.B10]" office:value-type="float" office:value="2" calcext:value-type="float">
            <text:p>2</text:p>
          </table:table-cell>
          <table:table-cell table:style-name="ce3" table:formula="of:=1/POWER(10;[.D10]/10-0.7)" office:value-type="float" office:value="3.16227766016838" calcext:value-type="float">
            <text:p>3.16228</text:p>
          </table:table-cell>
          <table:table-cell/>
          <table:table-cell table:formula="of:=POWER(10; ([.D10]/10-0.7))" office:value-type="float" office:value="0.316227766016838" calcext:value-type="float">
            <text:p>0.316227766016838</text:p>
          </table:table-cell>
          <table:table-cell table:number-columns-repeated="8"/>
        </table:table-row>
        <table:table-row table:style-name="ro1">
          <table:table-cell/>
          <table:table-cell table:formula="of:=[.B10]+1" office:value-type="float" office:value="3" calcext:value-type="float">
            <text:p>3</text:p>
          </table:table-cell>
          <table:table-cell table:style-name="ce3" office:value-type="float" office:value="2.51188643150958" calcext:value-type="float">
            <text:p>2.51189</text:p>
          </table:table-cell>
          <table:table-cell table:formula="of:=[.B11]" office:value-type="float" office:value="3" calcext:value-type="float">
            <text:p>3</text:p>
          </table:table-cell>
          <table:table-cell table:style-name="ce3" table:formula="of:=1/POWER(10;[.D11]/10-0.7)" office:value-type="float" office:value="2.51188643150958" calcext:value-type="float">
            <text:p>2.51189</text:p>
          </table:table-cell>
          <table:table-cell/>
          <table:table-cell table:formula="of:=POWER(10; ([.D11]/10-0.7))" office:value-type="float" office:value="0.398107170553497" calcext:value-type="float">
            <text:p>0.3981071705534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table:formula="of:=[.J11]/([.$K$6]-1)" office:value-type="float" office:value="0" calcext:value-type="float">
            <text:p>0.00</text:p>
          </table:table-cell>
          <table:table-cell table:formula="of:=[.K11]*[.$L$6]" office:value-type="float" office:value="0" calcext:value-type="float">
            <text:p>0</text:p>
          </table:table-cell>
          <table:table-cell table:formula="of:=[.L11]+[.$M$6]" office:value-type="float" office:value="-1.60205999132796" calcext:value-type="float">
            <text:p>-1.60205999132796</text:p>
          </table:table-cell>
          <table:table-cell table:formula="of:=POWER(10;[.M11])" office:value-type="float" office:value="0.025" calcext:value-type="float">
            <text:p>0.025</text:p>
          </table:table-cell>
          <table:table-cell table:formula="of:=1/[.N11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11]+1" office:value-type="float" office:value="4" calcext:value-type="float">
            <text:p>4</text:p>
          </table:table-cell>
          <table:table-cell table:style-name="ce3" office:value-type="float" office:value="1.99526231496888" calcext:value-type="float">
            <text:p>1.99526</text:p>
          </table:table-cell>
          <table:table-cell table:formula="of:=[.B12]" office:value-type="float" office:value="4" calcext:value-type="float">
            <text:p>4</text:p>
          </table:table-cell>
          <table:table-cell table:style-name="ce3" table:formula="of:=1/POWER(10;[.D12]/10-0.7)" office:value-type="float" office:value="1.99526231496888" calcext:value-type="float">
            <text:p>1.99526</text:p>
          </table:table-cell>
          <table:table-cell/>
          <table:table-cell table:formula="of:=POWER(10; ([.D12]/10-0.7))" office:value-type="float" office:value="0.501187233627272" calcext:value-type="float">
            <text:p>0.501187233627272</text:p>
          </table:table-cell>
          <table:table-cell table:number-columns-repeated="2"/>
          <table:table-cell table:formula="of:=[.J11]+1" office:value-type="float" office:value="1" calcext:value-type="float">
            <text:p>1</text:p>
          </table:table-cell>
          <table:table-cell table:style-name="ce4" table:formula="of:=[.J12]/([.$K$6]-1)" office:value-type="float" office:value="0.0526315789473684" calcext:value-type="float">
            <text:p>0.05</text:p>
          </table:table-cell>
          <table:table-cell table:formula="of:=[.K12]*[.$L$6]" office:value-type="float" office:value="0.0408598899800092" calcext:value-type="float">
            <text:p>0.040859889980009</text:p>
          </table:table-cell>
          <table:table-cell table:formula="of:=[.L12]+[.$M$6]" office:value-type="float" office:value="-1.56120010134795" calcext:value-type="float">
            <text:p>-1.56120010134795</text:p>
          </table:table-cell>
          <table:table-cell table:formula="of:=POWER(10;[.M12])" office:value-type="float" office:value="0.0274662835145641" calcext:value-type="float">
            <text:p>0.027466283514564</text:p>
          </table:table-cell>
          <table:table-cell table:formula="of:=1/[.N12]" office:value-type="float" office:value="36.4082748752573" calcext:value-type="float">
            <text:p>36.4082748752573</text:p>
          </table:table-cell>
        </table:table-row>
        <table:table-row table:style-name="ro1">
          <table:table-cell/>
          <table:table-cell table:formula="of:=[.B12]+1" office:value-type="float" office:value="5" calcext:value-type="float">
            <text:p>5</text:p>
          </table:table-cell>
          <table:table-cell table:style-name="ce3" office:value-type="float" office:value="1.58489319246111" calcext:value-type="float">
            <text:p>1.58489</text:p>
          </table:table-cell>
          <table:table-cell table:formula="of:=[.B13]" office:value-type="float" office:value="5" calcext:value-type="float">
            <text:p>5</text:p>
          </table:table-cell>
          <table:table-cell table:style-name="ce3" table:formula="of:=1/POWER(10;[.D13]/10-0.7)" office:value-type="float" office:value="1.58489319246111" calcext:value-type="float">
            <text:p>1.58489</text:p>
          </table:table-cell>
          <table:table-cell/>
          <table:table-cell table:formula="of:=POWER(10; ([.D13]/10-0.7))" office:value-type="float" office:value="0.630957344480193" calcext:value-type="float">
            <text:p>0.630957344480193</text:p>
          </table:table-cell>
          <table:table-cell table:number-columns-repeated="2"/>
          <table:table-cell table:formula="of:=[.J12]+1" office:value-type="float" office:value="2" calcext:value-type="float">
            <text:p>2</text:p>
          </table:table-cell>
          <table:table-cell table:style-name="ce4" table:formula="of:=[.J13]/([.$K$6]-1)" office:value-type="float" office:value="0.105263157894737" calcext:value-type="float">
            <text:p>0.11</text:p>
          </table:table-cell>
          <table:table-cell table:formula="of:=[.K13]*[.$L$6]" office:value-type="float" office:value="0.0817197799600184" calcext:value-type="float">
            <text:p>0.081719779960019</text:p>
          </table:table-cell>
          <table:table-cell table:formula="of:=[.L13]+[.$M$6]" office:value-type="float" office:value="-1.52034021136794" calcext:value-type="float">
            <text:p>-1.52034021136794</text:p>
          </table:table-cell>
          <table:table-cell table:formula="of:=POWER(10;[.M13])" office:value-type="float" office:value="0.0301758692040967" calcext:value-type="float">
            <text:p>0.030175869204097</text:p>
          </table:table-cell>
          <table:table-cell table:formula="of:=1/[.N13]" office:value-type="float" office:value="33.1390619848074" calcext:value-type="float">
            <text:p>33.1390619848074</text:p>
          </table:table-cell>
        </table:table-row>
        <table:table-row table:style-name="ro1">
          <table:table-cell/>
          <table:table-cell table:formula="of:=[.B13]+1" office:value-type="float" office:value="6" calcext:value-type="float">
            <text:p>6</text:p>
          </table:table-cell>
          <table:table-cell table:style-name="ce3" office:value-type="float" office:value="1.25892541179417" calcext:value-type="float">
            <text:p>1.25893</text:p>
          </table:table-cell>
          <table:table-cell table:formula="of:=[.B14]" office:value-type="float" office:value="6" calcext:value-type="float">
            <text:p>6</text:p>
          </table:table-cell>
          <table:table-cell table:style-name="ce3" table:formula="of:=1/POWER(10;[.D14]/10-0.7)" office:value-type="float" office:value="1.25892541179417" calcext:value-type="float">
            <text:p>1.25893</text:p>
          </table:table-cell>
          <table:table-cell/>
          <table:table-cell table:formula="of:=POWER(10; ([.D14]/10-0.7))" office:value-type="float" office:value="0.794328234724281" calcext:value-type="float">
            <text:p>0.794328234724281</text:p>
          </table:table-cell>
          <table:table-cell table:number-columns-repeated="2"/>
          <table:table-cell table:formula="of:=[.J13]+1" office:value-type="float" office:value="3" calcext:value-type="float">
            <text:p>3</text:p>
          </table:table-cell>
          <table:table-cell table:style-name="ce4" table:formula="of:=[.J14]/([.$K$6]-1)" office:value-type="float" office:value="0.157894736842105" calcext:value-type="float">
            <text:p>0.16</text:p>
          </table:table-cell>
          <table:table-cell table:formula="of:=[.K14]*[.$L$6]" office:value-type="float" office:value="0.122579669940028" calcext:value-type="float">
            <text:p>0.122579669940028</text:p>
          </table:table-cell>
          <table:table-cell table:formula="of:=[.L14]+[.$M$6]" office:value-type="float" office:value="-1.47948032138793" calcext:value-type="float">
            <text:p>-1.47948032138793</text:p>
          </table:table-cell>
          <table:table-cell table:formula="of:=POWER(10;[.M14])" office:value-type="float" office:value="0.0331527591543249" calcext:value-type="float">
            <text:p>0.033152759154325</text:p>
          </table:table-cell>
          <table:table-cell table:formula="of:=1/[.N14]" office:value-type="float" office:value="30.1634019462765" calcext:value-type="float">
            <text:p>30.1634019462765</text:p>
          </table:table-cell>
        </table:table-row>
        <table:table-row table:style-name="ro1">
          <table:table-cell/>
          <table:table-cell table:formula="of:=[.B14]+1" office:value-type="float" office:value="7" calcext:value-type="float">
            <text:p>7</text:p>
          </table:table-cell>
          <table:table-cell table:style-name="ce3" office:value-type="float" office:value="1" calcext:value-type="float">
            <text:p>1.00000</text:p>
          </table:table-cell>
          <table:table-cell table:formula="of:=[.B15]" office:value-type="float" office:value="7" calcext:value-type="float">
            <text:p>7</text:p>
          </table:table-cell>
          <table:table-cell table:style-name="ce3" table:formula="of:=1/POWER(10;[.D15]/10-0.7)" office:value-type="float" office:value="1" calcext:value-type="float">
            <text:p>1.00000</text:p>
          </table:table-cell>
          <table:table-cell/>
          <table:table-cell table:formula="of:=POWER(10; ([.D15]/10-0.7))" office:value-type="float" office:value="1" calcext:value-type="float">
            <text:p>1</text:p>
          </table:table-cell>
          <table:table-cell table:number-columns-repeated="2"/>
          <table:table-cell table:formula="of:=[.J14]+1" office:value-type="float" office:value="4" calcext:value-type="float">
            <text:p>4</text:p>
          </table:table-cell>
          <table:table-cell table:style-name="ce4" table:formula="of:=[.J15]/([.$K$6]-1)" office:value-type="float" office:value="0.210526315789474" calcext:value-type="float">
            <text:p>0.21</text:p>
          </table:table-cell>
          <table:table-cell table:formula="of:=[.K15]*[.$L$6]" office:value-type="float" office:value="0.163439559920037" calcext:value-type="float">
            <text:p>0.163439559920037</text:p>
          </table:table-cell>
          <table:table-cell table:formula="of:=[.L15]+[.$M$6]" office:value-type="float" office:value="-1.43862043140793" calcext:value-type="float">
            <text:p>-1.43862043140793</text:p>
          </table:table-cell>
          <table:table-cell table:formula="of:=POWER(10;[.M15])" office:value-type="float" office:value="0.03642332328891" calcext:value-type="float">
            <text:p>0.03642332328891</text:p>
          </table:table-cell>
          <table:table-cell table:formula="of:=1/[.N15]" office:value-type="float" office:value="27.4549357308227" calcext:value-type="float">
            <text:p>27.4549357308227</text:p>
          </table:table-cell>
        </table:table-row>
        <table:table-row table:style-name="ro1">
          <table:table-cell/>
          <table:table-cell table:formula="of:=[.B15]+1" office:value-type="float" office:value="8" calcext:value-type="float">
            <text:p>8</text:p>
          </table:table-cell>
          <table:table-cell table:style-name="ce3" office:value-type="float" office:value="0.794328234724281" calcext:value-type="float">
            <text:p>0.79433</text:p>
          </table:table-cell>
          <table:table-cell table:formula="of:=[.B16]" office:value-type="float" office:value="8" calcext:value-type="float">
            <text:p>8</text:p>
          </table:table-cell>
          <table:table-cell table:style-name="ce3" table:formula="of:=1/POWER(10;[.D16]/10-0.7)" office:value-type="float" office:value="0.794328234724282" calcext:value-type="float">
            <text:p>0.79433</text:p>
          </table:table-cell>
          <table:table-cell/>
          <table:table-cell table:formula="of:=POWER(10; ([.D16]/10-0.7))" office:value-type="float" office:value="1.25892541179417" calcext:value-type="float">
            <text:p>1.25892541179417</text:p>
          </table:table-cell>
          <table:table-cell table:number-columns-repeated="2"/>
          <table:table-cell table:formula="of:=[.J15]+1" office:value-type="float" office:value="5" calcext:value-type="float">
            <text:p>5</text:p>
          </table:table-cell>
          <table:table-cell table:style-name="ce4" table:formula="of:=[.J16]/([.$K$6]-1)" office:value-type="float" office:value="0.263157894736842" calcext:value-type="float">
            <text:p>0.26</text:p>
          </table:table-cell>
          <table:table-cell table:formula="of:=[.K16]*[.$L$6]" office:value-type="float" office:value="0.204299449900046" calcext:value-type="float">
            <text:p>0.204299449900046</text:p>
          </table:table-cell>
          <table:table-cell table:formula="of:=[.L16]+[.$M$6]" office:value-type="float" office:value="-1.39776054142792" calcext:value-type="float">
            <text:p>-1.39776054142792</text:p>
          </table:table-cell>
          <table:table-cell table:formula="of:=POWER(10;[.M16])" office:value-type="float" office:value="0.0400165329598331" calcext:value-type="float">
            <text:p>0.040016532959833</text:p>
          </table:table-cell>
          <table:table-cell table:formula="of:=1/[.N16]" office:value-type="float" office:value="24.9896711692579" calcext:value-type="float">
            <text:p>24.9896711692579</text:p>
          </table:table-cell>
        </table:table-row>
        <table:table-row table:style-name="ro1">
          <table:table-cell/>
          <table:table-cell table:formula="of:=[.B16]+1" office:value-type="float" office:value="9" calcext:value-type="float">
            <text:p>9</text:p>
          </table:table-cell>
          <table:table-cell table:style-name="ce3" office:value-type="float" office:value="0.630957344480193" calcext:value-type="float">
            <text:p>0.63096</text:p>
          </table:table-cell>
          <table:table-cell table:formula="of:=[.B17]" office:value-type="float" office:value="9" calcext:value-type="float">
            <text:p>9</text:p>
          </table:table-cell>
          <table:table-cell table:style-name="ce3" table:formula="of:=1/POWER(10;[.D17]/10-0.7)" office:value-type="float" office:value="0.630957344480193" calcext:value-type="float">
            <text:p>0.63096</text:p>
          </table:table-cell>
          <table:table-cell/>
          <table:table-cell table:formula="of:=POWER(10; ([.D17]/10-0.7))" office:value-type="float" office:value="1.58489319246111" calcext:value-type="float">
            <text:p>1.58489319246111</text:p>
          </table:table-cell>
          <table:table-cell table:number-columns-repeated="2"/>
          <table:table-cell table:formula="of:=[.J16]+1" office:value-type="float" office:value="6" calcext:value-type="float">
            <text:p>6</text:p>
          </table:table-cell>
          <table:table-cell table:style-name="ce4" table:formula="of:=[.J17]/([.$K$6]-1)" office:value-type="float" office:value="0.31578947368421" calcext:value-type="float">
            <text:p>0.32</text:p>
          </table:table-cell>
          <table:table-cell table:formula="of:=[.K17]*[.$L$6]" office:value-type="float" office:value="0.245159339880055" calcext:value-type="float">
            <text:p>0.245159339880055</text:p>
          </table:table-cell>
          <table:table-cell table:formula="of:=[.L17]+[.$M$6]" office:value-type="float" office:value="-1.35690065144791" calcext:value-type="float">
            <text:p>-1.35690065144791</text:p>
          </table:table-cell>
          <table:table-cell table:formula="of:=POWER(10;[.M17])" office:value-type="float" office:value="0.043964217581787" calcext:value-type="float">
            <text:p>0.043964217581787</text:p>
          </table:table-cell>
          <table:table-cell table:formula="of:=1/[.N17]" office:value-type="float" office:value="22.7457704243159" calcext:value-type="float">
            <text:p>22.7457704243159</text:p>
          </table:table-cell>
        </table:table-row>
        <table:table-row table:style-name="ro1">
          <table:table-cell/>
          <table:table-cell table:formula="of:=[.B17]+1" office:value-type="float" office:value="10" calcext:value-type="float">
            <text:p>10</text:p>
          </table:table-cell>
          <table:table-cell table:style-name="ce3" office:value-type="float" office:value="0.501187233627272" calcext:value-type="float">
            <text:p>0.50119</text:p>
          </table:table-cell>
          <table:table-cell table:formula="of:=[.B18]" office:value-type="float" office:value="10" calcext:value-type="float">
            <text:p>10</text:p>
          </table:table-cell>
          <table:table-cell table:style-name="ce3" table:formula="of:=1/POWER(10;[.D18]/10-0.7)" office:value-type="float" office:value="0.501187233627272" calcext:value-type="float">
            <text:p>0.50119</text:p>
          </table:table-cell>
          <table:table-cell/>
          <table:table-cell table:formula="of:=POWER(10; ([.D18]/10-0.7))" office:value-type="float" office:value="1.99526231496888" calcext:value-type="float">
            <text:p>1.99526231496888</text:p>
          </table:table-cell>
          <table:table-cell table:number-columns-repeated="2"/>
          <table:table-cell table:formula="of:=[.J17]+1" office:value-type="float" office:value="7" calcext:value-type="float">
            <text:p>7</text:p>
          </table:table-cell>
          <table:table-cell table:style-name="ce4" table:formula="of:=[.J18]/([.$K$6]-1)" office:value-type="float" office:value="0.368421052631579" calcext:value-type="float">
            <text:p>0.37</text:p>
          </table:table-cell>
          <table:table-cell table:formula="of:=[.K18]*[.$L$6]" office:value-type="float" office:value="0.286019229860065" calcext:value-type="float">
            <text:p>0.286019229860065</text:p>
          </table:table-cell>
          <table:table-cell table:formula="of:=[.L18]+[.$M$6]" office:value-type="float" office:value="-1.3160407614679" calcext:value-type="float">
            <text:p>-1.3160407614679</text:p>
          </table:table-cell>
          <table:table-cell table:formula="of:=POWER(10;[.M18])" office:value-type="float" office:value="0.0483013465838939" calcext:value-type="float">
            <text:p>0.048301346583894</text:p>
          </table:table-cell>
          <table:table-cell table:formula="of:=1/[.N18]" office:value-type="float" office:value="20.7033565464498" calcext:value-type="float">
            <text:p>20.7033565464498</text:p>
          </table:table-cell>
        </table:table-row>
        <table:table-row table:style-name="ro1">
          <table:table-cell/>
          <table:table-cell table:formula="of:=[.B18]+1" office:value-type="float" office:value="11" calcext:value-type="float">
            <text:p>11</text:p>
          </table:table-cell>
          <table:table-cell table:style-name="ce3" office:value-type="float" office:value="0.398107170553497" calcext:value-type="float">
            <text:p>0.39811</text:p>
          </table:table-cell>
          <table:table-cell table:formula="of:=[.B19]" office:value-type="float" office:value="11" calcext:value-type="float">
            <text:p>11</text:p>
          </table:table-cell>
          <table:table-cell table:style-name="ce3" table:formula="of:=1/POWER(10;[.D19]/10-0.7)" office:value-type="float" office:value="0.398107170553497" calcext:value-type="float">
            <text:p>0.39811</text:p>
          </table:table-cell>
          <table:table-cell/>
          <table:table-cell table:formula="of:=POWER(10; ([.D19]/10-0.7))" office:value-type="float" office:value="2.51188643150958" calcext:value-type="float">
            <text:p>2.51188643150958</text:p>
          </table:table-cell>
          <table:table-cell table:number-columns-repeated="2"/>
          <table:table-cell table:formula="of:=[.J18]+1" office:value-type="float" office:value="8" calcext:value-type="float">
            <text:p>8</text:p>
          </table:table-cell>
          <table:table-cell table:style-name="ce4" table:formula="of:=[.J19]/([.$K$6]-1)" office:value-type="float" office:value="0.421052631578947" calcext:value-type="float">
            <text:p>0.42</text:p>
          </table:table-cell>
          <table:table-cell table:formula="of:=[.K19]*[.$L$6]" office:value-type="float" office:value="0.326879119840074" calcext:value-type="float">
            <text:p>0.326879119840074</text:p>
          </table:table-cell>
          <table:table-cell table:formula="of:=[.L19]+[.$M$6]" office:value-type="float" office:value="-1.27518087148789" calcext:value-type="float">
            <text:p>-1.27518087148789</text:p>
          </table:table-cell>
          <table:table-cell table:formula="of:=POWER(10;[.M19])" office:value-type="float" office:value="0.0530663391763381" calcext:value-type="float">
            <text:p>0.053066339176338</text:p>
          </table:table-cell>
          <table:table-cell table:formula="of:=1/[.N19]" office:value-type="float" office:value="18.8443373995901" calcext:value-type="float">
            <text:p>18.8443373995901</text:p>
          </table:table-cell>
        </table:table-row>
        <table:table-row table:style-name="ro1">
          <table:table-cell/>
          <table:table-cell table:formula="of:=[.B19]+1" office:value-type="float" office:value="12" calcext:value-type="float">
            <text:p>12</text:p>
          </table:table-cell>
          <table:table-cell table:style-name="ce3" office:value-type="float" office:value="0.316227766016838" calcext:value-type="float">
            <text:p>0.31623</text:p>
          </table:table-cell>
          <table:table-cell table:formula="of:=[.B20]" office:value-type="float" office:value="12" calcext:value-type="float">
            <text:p>12</text:p>
          </table:table-cell>
          <table:table-cell table:style-name="ce3" table:formula="of:=1/POWER(10;[.D20]/10-0.7)" office:value-type="float" office:value="0.316227766016838" calcext:value-type="float">
            <text:p>0.31623</text:p>
          </table:table-cell>
          <table:table-cell/>
          <table:table-cell table:formula="of:=POWER(10; ([.D20]/10-0.7))" office:value-type="float" office:value="3.16227766016838" calcext:value-type="float">
            <text:p>3.16227766016838</text:p>
          </table:table-cell>
          <table:table-cell table:number-columns-repeated="2"/>
          <table:table-cell table:formula="of:=[.J19]+1" office:value-type="float" office:value="9" calcext:value-type="float">
            <text:p>9</text:p>
          </table:table-cell>
          <table:table-cell table:style-name="ce4" table:formula="of:=[.J20]/([.$K$6]-1)" office:value-type="float" office:value="0.473684210526316" calcext:value-type="float">
            <text:p>0.47</text:p>
          </table:table-cell>
          <table:table-cell table:formula="of:=[.K20]*[.$L$6]" office:value-type="float" office:value="0.367739009820083" calcext:value-type="float">
            <text:p>0.367739009820083</text:p>
          </table:table-cell>
          <table:table-cell table:formula="of:=[.L20]+[.$M$6]" office:value-type="float" office:value="-1.23432098150788" calcext:value-type="float">
            <text:p>-1.23432098150788</text:p>
          </table:table-cell>
          <table:table-cell table:formula="of:=POWER(10;[.M20])" office:value-type="float" office:value="0.0583014046758929" calcext:value-type="float">
            <text:p>0.058301404675893</text:p>
          </table:table-cell>
          <table:table-cell table:formula="of:=1/[.N20]" office:value-type="float" office:value="17.1522453971592" calcext:value-type="float">
            <text:p>17.1522453971592</text:p>
          </table:table-cell>
        </table:table-row>
        <table:table-row table:style-name="ro1">
          <table:table-cell/>
          <table:table-cell table:formula="of:=[.B20]+1" office:value-type="float" office:value="13" calcext:value-type="float">
            <text:p>13</text:p>
          </table:table-cell>
          <table:table-cell table:style-name="ce3" office:value-type="float" office:value="0.251188643150958" calcext:value-type="float">
            <text:p>0.25119</text:p>
          </table:table-cell>
          <table:table-cell table:formula="of:=[.B21]" office:value-type="float" office:value="13" calcext:value-type="float">
            <text:p>13</text:p>
          </table:table-cell>
          <table:table-cell table:style-name="ce3" table:formula="of:=1/POWER(10;[.D21]/10-0.7)" office:value-type="float" office:value="0.251188643150958" calcext:value-type="float">
            <text:p>0.25119</text:p>
          </table:table-cell>
          <table:table-cell/>
          <table:table-cell table:formula="of:=POWER(10; ([.D21]/10-0.7))" office:value-type="float" office:value="3.98107170553497" calcext:value-type="float">
            <text:p>3.98107170553497</text:p>
          </table:table-cell>
          <table:table-cell table:number-columns-repeated="2"/>
          <table:table-cell table:formula="of:=[.J20]+1" office:value-type="float" office:value="10" calcext:value-type="float">
            <text:p>10</text:p>
          </table:table-cell>
          <table:table-cell table:style-name="ce4" table:formula="of:=[.J21]/([.$K$6]-1)" office:value-type="float" office:value="0.526315789473684" calcext:value-type="float">
            <text:p>0.53</text:p>
          </table:table-cell>
          <table:table-cell table:formula="of:=[.K21]*[.$L$6]" office:value-type="float" office:value="0.408598899800092" calcext:value-type="float">
            <text:p>0.408598899800092</text:p>
          </table:table-cell>
          <table:table-cell table:formula="of:=[.L21]+[.$M$6]" office:value-type="float" office:value="-1.19346109152787" calcext:value-type="float">
            <text:p>-1.19346109152787</text:p>
          </table:table-cell>
          <table:table-cell table:formula="of:=POWER(10;[.M21])" office:value-type="float" office:value="0.0640529164050164" calcext:value-type="float">
            <text:p>0.064052916405016</text:p>
          </table:table-cell>
          <table:table-cell table:formula="of:=1/[.N21]" office:value-type="float" office:value="15.612091628691" calcext:value-type="float">
            <text:p>15.612091628691</text:p>
          </table:table-cell>
        </table:table-row>
        <table:table-row table:style-name="ro1">
          <table:table-cell/>
          <table:table-cell table:formula="of:=[.B21]+1" office:value-type="float" office:value="14" calcext:value-type="float">
            <text:p>14</text:p>
          </table:table-cell>
          <table:table-cell table:style-name="ce3" office:value-type="float" office:value="0.199526231496888" calcext:value-type="float">
            <text:p>0.19953</text:p>
          </table:table-cell>
          <table:table-cell table:formula="of:=[.B22]" office:value-type="float" office:value="14" calcext:value-type="float">
            <text:p>14</text:p>
          </table:table-cell>
          <table:table-cell table:style-name="ce3" table:formula="of:=1/POWER(10;[.D22]/10-0.7)" office:value-type="float" office:value="0.199526231496888" calcext:value-type="float">
            <text:p>0.19953</text:p>
          </table:table-cell>
          <table:table-cell/>
          <table:table-cell table:formula="of:=POWER(10; ([.D22]/10-0.7))" office:value-type="float" office:value="5.01187233627272" calcext:value-type="float">
            <text:p>5.01187233627272</text:p>
          </table:table-cell>
          <table:table-cell table:number-columns-repeated="2"/>
          <table:table-cell table:formula="of:=[.J21]+1" office:value-type="float" office:value="11" calcext:value-type="float">
            <text:p>11</text:p>
          </table:table-cell>
          <table:table-cell table:style-name="ce4" table:formula="of:=[.J22]/([.$K$6]-1)" office:value-type="float" office:value="0.578947368421053" calcext:value-type="float">
            <text:p>0.58</text:p>
          </table:table-cell>
          <table:table-cell table:formula="of:=[.K22]*[.$L$6]" office:value-type="float" office:value="0.449458789780101" calcext:value-type="float">
            <text:p>0.449458789780101</text:p>
          </table:table-cell>
          <table:table-cell table:formula="of:=[.L22]+[.$M$6]" office:value-type="float" office:value="-1.15260120154786" calcext:value-type="float">
            <text:p>-1.15260120154786</text:p>
          </table:table-cell>
          <table:table-cell table:formula="of:=POWER(10;[.M22])" office:value-type="float" office:value="0.0703718224765942" calcext:value-type="float">
            <text:p>0.070371822476594</text:p>
          </table:table-cell>
          <table:table-cell table:formula="of:=1/[.N22]" office:value-type="float" office:value="14.2102330848771" calcext:value-type="float">
            <text:p>14.2102330848771</text:p>
          </table:table-cell>
        </table:table-row>
        <table:table-row table:style-name="ro1">
          <table:table-cell/>
          <table:table-cell table:formula="of:=[.B22]+1" office:value-type="float" office:value="15" calcext:value-type="float">
            <text:p>15</text:p>
          </table:table-cell>
          <table:table-cell table:style-name="ce3" office:value-type="float" office:value="0.158489319246111" calcext:value-type="float">
            <text:p>0.15849</text:p>
          </table:table-cell>
          <table:table-cell table:formula="of:=[.B23]" office:value-type="float" office:value="15" calcext:value-type="float">
            <text:p>15</text:p>
          </table:table-cell>
          <table:table-cell table:style-name="ce3" table:formula="of:=1/POWER(10;[.D23]/10-0.7)" office:value-type="float" office:value="0.158489319246111" calcext:value-type="float">
            <text:p>0.15849</text:p>
          </table:table-cell>
          <table:table-cell/>
          <table:table-cell table:formula="of:=POWER(10; ([.D23]/10-0.7))" office:value-type="float" office:value="6.30957344480193" calcext:value-type="float">
            <text:p>6.30957344480193</text:p>
          </table:table-cell>
          <table:table-cell table:number-columns-repeated="2"/>
          <table:table-cell table:formula="of:=[.J22]+1" office:value-type="float" office:value="12" calcext:value-type="float">
            <text:p>12</text:p>
          </table:table-cell>
          <table:table-cell table:style-name="ce4" table:formula="of:=[.J23]/([.$K$6]-1)" office:value-type="float" office:value="0.631578947368421" calcext:value-type="float">
            <text:p>0.63</text:p>
          </table:table-cell>
          <table:table-cell table:formula="of:=[.K23]*[.$L$6]" office:value-type="float" office:value="0.490318679760111" calcext:value-type="float">
            <text:p>0.490318679760111</text:p>
          </table:table-cell>
          <table:table-cell table:formula="of:=[.L23]+[.$M$6]" office:value-type="float" office:value="-1.11174131156785" calcext:value-type="float">
            <text:p>-1.11174131156785</text:p>
          </table:table-cell>
          <table:table-cell table:formula="of:=POWER(10;[.M23])" office:value-type="float" office:value="0.0773140971031485" calcext:value-type="float">
            <text:p>0.077314097103149</text:p>
          </table:table-cell>
          <table:table-cell table:formula="of:=1/[.N23]" office:value-type="float" office:value="12.9342518048921" calcext:value-type="float">
            <text:p>12.9342518048921</text:p>
          </table:table-cell>
        </table:table-row>
        <table:table-row table:style-name="ro1">
          <table:table-cell/>
          <table:table-cell table:formula="of:=[.B23]+1" office:value-type="float" office:value="16" calcext:value-type="float">
            <text:p>16</text:p>
          </table:table-cell>
          <table:table-cell table:style-name="ce3" office:value-type="float" office:value="0.125892541179417" calcext:value-type="float">
            <text:p>0.12589</text:p>
          </table:table-cell>
          <table:table-cell table:formula="of:=[.B24]" office:value-type="float" office:value="16" calcext:value-type="float">
            <text:p>16</text:p>
          </table:table-cell>
          <table:table-cell table:style-name="ce3" table:formula="of:=1/POWER(10;[.D24]/10-0.7)" office:value-type="float" office:value="0.125892541179417" calcext:value-type="float">
            <text:p>0.12589</text:p>
          </table:table-cell>
          <table:table-cell/>
          <table:table-cell table:formula="of:=POWER(10; ([.D24]/10-0.7))" office:value-type="float" office:value="7.94328234724282" calcext:value-type="float">
            <text:p>7.94328234724282</text:p>
          </table:table-cell>
          <table:table-cell table:number-columns-repeated="2"/>
          <table:table-cell table:formula="of:=[.J23]+1" office:value-type="float" office:value="13" calcext:value-type="float">
            <text:p>13</text:p>
          </table:table-cell>
          <table:table-cell table:style-name="ce4" table:formula="of:=[.J24]/([.$K$6]-1)" office:value-type="float" office:value="0.68421052631579" calcext:value-type="float">
            <text:p>0.68</text:p>
          </table:table-cell>
          <table:table-cell table:formula="of:=[.K24]*[.$L$6]" office:value-type="float" office:value="0.53117856974012" calcext:value-type="float">
            <text:p>0.53117856974012</text:p>
          </table:table-cell>
          <table:table-cell table:formula="of:=[.L24]+[.$M$6]" office:value-type="float" office:value="-1.07088142158784" calcext:value-type="float">
            <text:p>-1.07088142158784</text:p>
          </table:table-cell>
          <table:table-cell table:formula="of:=POWER(10;[.M24])" office:value-type="float" office:value="0.0849412364283047" calcext:value-type="float">
            <text:p>0.084941236428305</text:p>
          </table:table-cell>
          <table:table-cell table:formula="of:=1/[.N24]" office:value-type="float" office:value="11.7728448754576" calcext:value-type="float">
            <text:p>11.7728448754576</text:p>
          </table:table-cell>
        </table:table-row>
        <table:table-row table:style-name="ro1">
          <table:table-cell/>
          <table:table-cell table:formula="of:=[.B24]+1" office:value-type="float" office:value="17" calcext:value-type="float">
            <text:p>17</text:p>
          </table:table-cell>
          <table:table-cell table:style-name="ce3" office:value-type="float" office:value="0.1" calcext:value-type="float">
            <text:p>0.10000</text:p>
          </table:table-cell>
          <table:table-cell table:formula="of:=[.B25]" office:value-type="float" office:value="17" calcext:value-type="float">
            <text:p>17</text:p>
          </table:table-cell>
          <table:table-cell table:style-name="ce3" table:formula="of:=1/POWER(10;[.D25]/10-0.7)" office:value-type="float" office:value="0.1" calcext:value-type="float">
            <text:p>0.10000</text:p>
          </table:table-cell>
          <table:table-cell/>
          <table:table-cell table:formula="of:=POWER(10; ([.D25]/10-0.7))" office:value-type="float" office:value="10" calcext:value-type="float">
            <text:p>10</text:p>
          </table:table-cell>
          <table:table-cell table:number-columns-repeated="2"/>
          <table:table-cell table:formula="of:=[.J24]+1" office:value-type="float" office:value="14" calcext:value-type="float">
            <text:p>14</text:p>
          </table:table-cell>
          <table:table-cell table:style-name="ce4" table:formula="of:=[.J25]/([.$K$6]-1)" office:value-type="float" office:value="0.736842105263158" calcext:value-type="float">
            <text:p>0.74</text:p>
          </table:table-cell>
          <table:table-cell table:formula="of:=[.K25]*[.$L$6]" office:value-type="float" office:value="0.572038459720129" calcext:value-type="float">
            <text:p>0.572038459720129</text:p>
          </table:table-cell>
          <table:table-cell table:formula="of:=[.L25]+[.$M$6]" office:value-type="float" office:value="-1.03002153160783" calcext:value-type="float">
            <text:p>-1.03002153160783</text:p>
          </table:table-cell>
          <table:table-cell table:formula="of:=POWER(10;[.M25])" office:value-type="float" office:value="0.0933208032726975" calcext:value-type="float">
            <text:p>0.093320803272698</text:p>
          </table:table-cell>
          <table:table-cell table:formula="of:=1/[.N25]" office:value-type="float" office:value="10.7157243072356" calcext:value-type="float">
            <text:p>10.7157243072356</text:p>
          </table:table-cell>
        </table:table-row>
        <table:table-row table:style-name="ro1">
          <table:table-cell/>
          <table:table-cell table:formula="of:=[.B25]+1" office:value-type="float" office:value="18" calcext:value-type="float">
            <text:p>18</text:p>
          </table:table-cell>
          <table:table-cell table:style-name="ce3" office:value-type="float" office:value="0.0794328234724282" calcext:value-type="float">
            <text:p>0.07943</text:p>
          </table:table-cell>
          <table:table-cell table:formula="of:=[.B26]" office:value-type="float" office:value="18" calcext:value-type="float">
            <text:p>18</text:p>
          </table:table-cell>
          <table:table-cell table:style-name="ce3" table:formula="of:=1/POWER(10;[.D26]/10-0.7)" office:value-type="float" office:value="0.0794328234724281" calcext:value-type="float">
            <text:p>0.07943</text:p>
          </table:table-cell>
          <table:table-cell/>
          <table:table-cell table:formula="of:=POWER(10; ([.D26]/10-0.7))" office:value-type="float" office:value="12.5892541179417" calcext:value-type="float">
            <text:p>12.5892541179417</text:p>
          </table:table-cell>
          <table:table-cell table:number-columns-repeated="2"/>
          <table:table-cell table:formula="of:=[.J25]+1" office:value-type="float" office:value="15" calcext:value-type="float">
            <text:p>15</text:p>
          </table:table-cell>
          <table:table-cell table:style-name="ce4" table:formula="of:=[.J26]/([.$K$6]-1)" office:value-type="float" office:value="0.789473684210526" calcext:value-type="float">
            <text:p>0.79</text:p>
          </table:table-cell>
          <table:table-cell table:formula="of:=[.K26]*[.$L$6]" office:value-type="float" office:value="0.612898349700138" calcext:value-type="float">
            <text:p>0.612898349700138</text:p>
          </table:table-cell>
          <table:table-cell table:formula="of:=[.L26]+[.$M$6]" office:value-type="float" office:value="-0.989161641627824" calcext:value-type="float">
            <text:p>-0.989161641627824</text:p>
          </table:table-cell>
          <table:table-cell table:formula="of:=POWER(10;[.M26])" office:value-type="float" office:value="0.102527025619791" calcext:value-type="float">
            <text:p>0.102527025619791</text:p>
          </table:table-cell>
          <table:table-cell table:formula="of:=1/[.N26]" office:value-type="float" office:value="9.7535259016328" calcext:value-type="float">
            <text:p>9.7535259016328</text:p>
          </table:table-cell>
        </table:table-row>
        <table:table-row table:style-name="ro1">
          <table:table-cell/>
          <table:table-cell table:formula="of:=[.B26]+1" office:value-type="float" office:value="19" calcext:value-type="float">
            <text:p>19</text:p>
          </table:table-cell>
          <table:table-cell table:style-name="ce3" office:value-type="float" office:value="0.0630957344480193" calcext:value-type="float">
            <text:p>0.06310</text:p>
          </table:table-cell>
          <table:table-cell table:formula="of:=[.B27]" office:value-type="float" office:value="19" calcext:value-type="float">
            <text:p>19</text:p>
          </table:table-cell>
          <table:table-cell table:style-name="ce3" table:formula="of:=1/POWER(10;[.D27]/10-0.7)" office:value-type="float" office:value="0.0630957344480194" calcext:value-type="float">
            <text:p>0.06310</text:p>
          </table:table-cell>
          <table:table-cell/>
          <table:table-cell table:formula="of:=POWER(10; ([.D27]/10-0.7))" office:value-type="float" office:value="15.8489319246111" calcext:value-type="float">
            <text:p>15.8489319246111</text:p>
          </table:table-cell>
          <table:table-cell table:number-columns-repeated="2"/>
          <table:table-cell table:formula="of:=[.J26]+1" office:value-type="float" office:value="16" calcext:value-type="float">
            <text:p>16</text:p>
          </table:table-cell>
          <table:table-cell table:style-name="ce4" table:formula="of:=[.J27]/([.$K$6]-1)" office:value-type="float" office:value="0.842105263157895" calcext:value-type="float">
            <text:p>0.84</text:p>
          </table:table-cell>
          <table:table-cell table:formula="of:=[.K27]*[.$L$6]" office:value-type="float" office:value="0.653758239680148" calcext:value-type="float">
            <text:p>0.653758239680148</text:p>
          </table:table-cell>
          <table:table-cell table:formula="of:=[.L27]+[.$M$6]" office:value-type="float" office:value="-0.948301751647815" calcext:value-type="float">
            <text:p>-0.948301751647815</text:p>
          </table:table-cell>
          <table:table-cell table:formula="of:=POWER(10;[.M27])" office:value-type="float" office:value="0.112641454143126" calcext:value-type="float">
            <text:p>0.112641454143126</text:p>
          </table:table-cell>
          <table:table-cell table:formula="of:=1/[.N27]" office:value-type="float" office:value="8.87772630073973" calcext:value-type="float">
            <text:p>8.87772630073973</text:p>
          </table:table-cell>
        </table:table-row>
        <table:table-row table:style-name="ro1">
          <table:table-cell table:number-columns-repeated="9"/>
          <table:table-cell table:formula="of:=[.J27]+1" office:value-type="float" office:value="17" calcext:value-type="float">
            <text:p>17</text:p>
          </table:table-cell>
          <table:table-cell table:style-name="ce4" table:formula="of:=[.J28]/([.$K$6]-1)" office:value-type="float" office:value="0.894736842105263" calcext:value-type="float">
            <text:p>0.89</text:p>
          </table:table-cell>
          <table:table-cell table:formula="of:=[.K28]*[.$L$6]" office:value-type="float" office:value="0.694618129660157" calcext:value-type="float">
            <text:p>0.694618129660157</text:p>
          </table:table-cell>
          <table:table-cell table:formula="of:=[.L28]+[.$M$6]" office:value-type="float" office:value="-0.907441861667805" calcext:value-type="float">
            <text:p>-0.907441861667805</text:p>
          </table:table-cell>
          <table:table-cell table:formula="of:=POWER(10;[.M28])" office:value-type="float" office:value="0.123753684599515" calcext:value-type="float">
            <text:p>0.123753684599515</text:p>
          </table:table-cell>
          <table:table-cell table:formula="of:=1/[.N28]" office:value-type="float" office:value="8.08056748561584" calcext:value-type="float">
            <text:p>8.08056748561584</text:p>
          </table:table-cell>
        </table:table-row>
        <table:table-row table:style-name="ro1">
          <table:table-cell table:number-columns-repeated="9"/>
          <table:table-cell table:formula="of:=[.J28]+1" office:value-type="float" office:value="18" calcext:value-type="float">
            <text:p>18</text:p>
          </table:table-cell>
          <table:table-cell table:style-name="ce4" table:formula="of:=[.J29]/([.$K$6]-1)" office:value-type="float" office:value="0.947368421052632" calcext:value-type="float">
            <text:p>0.95</text:p>
          </table:table-cell>
          <table:table-cell table:formula="of:=[.K29]*[.$L$6]" office:value-type="float" office:value="0.735478019640166" calcext:value-type="float">
            <text:p>0.735478019640166</text:p>
          </table:table-cell>
          <table:table-cell table:formula="of:=[.L29]+[.$M$6]" office:value-type="float" office:value="-0.866581971687796" calcext:value-type="float">
            <text:p>-0.866581971687796</text:p>
          </table:table-cell>
          <table:table-cell table:formula="of:=POWER(10;[.M29])" office:value-type="float" office:value="0.135962151487289" calcext:value-type="float">
            <text:p>0.135962151487289</text:p>
          </table:table-cell>
          <table:table-cell table:formula="of:=1/[.N29]" office:value-type="float" office:value="7.35498805410922" calcext:value-type="float">
            <text:p>7.35498805410922</text:p>
          </table:table-cell>
        </table:table-row>
        <table:table-row table:style-name="ro1">
          <table:table-cell table:number-columns-repeated="9"/>
          <table:table-cell table:formula="of:=[.J29]+1" office:value-type="float" office:value="19" calcext:value-type="float">
            <text:p>19</text:p>
          </table:table-cell>
          <table:table-cell table:style-name="ce4" table:formula="of:=[.J30]/([.$K$6]-1)" office:value-type="float" office:value="1" calcext:value-type="float">
            <text:p>1.00</text:p>
          </table:table-cell>
          <table:table-cell table:formula="of:=[.K30]*[.$L$6]" office:value-type="float" office:value="0.776337909620175" calcext:value-type="float">
            <text:p>0.776337909620175</text:p>
          </table:table-cell>
          <table:table-cell table:formula="of:=[.L30]+[.$M$6]" office:value-type="float" office:value="-0.825722081707787" calcext:value-type="float">
            <text:p>-0.825722081707787</text:p>
          </table:table-cell>
          <table:table-cell table:formula="of:=POWER(10;[.M30])" office:value-type="float" office:value="0.149375" calcext:value-type="float">
            <text:p>0.149375</text:p>
          </table:table-cell>
          <table:table-cell table:formula="of:=1/[.N30]" office:value-type="float" office:value="6.69456066945607" calcext:value-type="float">
            <text:p>6.69456066945607</text:p>
          </table:table-cell>
        </table:table-row>
        <table:table-row table:style-name="ro1" table:number-rows-repeated="2"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3"/>
          <table:table-cell table:formula="of:=POWER(10;4)" office:value-type="float" office:value="10000" calcext:value-type="float">
            <text:p>10000</text:p>
          </table:table-cell>
          <table:table-cell table:number-columns-repeated="6"/>
          <table:table-cell table:style-name="ce4"/>
          <table:table-cell table:formula="of:=LOG10(40)" office:value-type="float" office:value="1.60205999132796" calcext:value-type="float">
            <text:p>1.60205999132796</text:p>
          </table:table-cell>
          <table:table-cell table:formula="of:=POWER(10;LOG(39.8)+LOG(0.2))" office:value-type="float" office:value="7.96" calcext:value-type="float">
            <text:p>7.9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POWER(10;4/10)" office:value-type="float" office:value="2.51188643150958" calcext:value-type="float">
            <text:p>2.51188643150958</text:p>
          </table:table-cell>
          <table:table-cell table:number-columns-repeated="6"/>
          <table:table-cell table:style-name="ce4"/>
          <table:table-cell table:formula="of:=LOG10(0.2)" office:value-type="float" office:value="-0.698970004336019" calcext:value-type="float">
            <text:p>-0.69897000433601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formula="of:=LOG10(40-0.2)" office:value-type="float" office:value="1.59988307207369" calcext:value-type="float">
            <text:p>1.5998830720736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4" table:formula="of:=POWER(10;[.L35])" office:value-type="float" office:value="39.8" calcext:value-type="float">
            <text:p>39.80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ange</text:p>
          </table:table-cell>
          <table:table-cell/>
        </table:table-row>
        <table:table-row table:style-name="ro1">
          <table:table-cell table:number-columns-repeated="10"/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L41]-[.K41]" office:value-type="float" office:value="39.8" calcext:value-type="float">
            <text:p>39.8</text:p>
          </table:table-cell>
          <table:table-cell/>
        </table:table-row>
        <table:table-row table:style-name="ro1">
          <table:table-cell table:number-columns-repeated="10"/>
          <table:table-cell table:formula="of:=LOG10([.K41])" office:value-type="float" office:value="-0.698970004336019" calcext:value-type="float">
            <text:p>-0.698970004336019</text:p>
          </table:table-cell>
          <table:table-cell table:formula="of:=LOG10([.L41])-[.K42]" office:value-type="float" office:value="2.30102999566398" calcext:value-type="float">
            <text:p>2.30102999566398</text:p>
          </table:table-cell>
          <table:table-cell/>
          <table:table-cell table:formula="of:=LOG10([.N41])" office:value-type="float" office:value="1.59988307207369" calcext:value-type="float">
            <text:p>1.59988307207369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formula="of:=[.J45]/([.$M$41]-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OWER(10;[.K45]*[.$L$42]+[.$K$42])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45]+1" office:value-type="float" office:value="1" calcext:value-type="float">
            <text:p>1</text:p>
          </table:table-cell>
          <table:table-cell table:formula="of:=[.J46]/([.$M$41]-1)" office:value-type="float" office:value="0.0526315789473684" calcext:value-type="float">
            <text:p>0.052631578947369</text:p>
          </table:table-cell>
          <table:table-cell office:value-type="float" office:value="1" calcext:value-type="float">
            <text:p>1</text:p>
          </table:table-cell>
          <table:table-cell table:formula="of:=POWER(10;[.K46]*[.$L$42]+[.$K$42])" office:value-type="float" office:value="0.264324145886721" calcext:value-type="float">
            <text:p>0.264324145886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[.K47]-[.K46]" office:value-type="float" office:value="0.0526315789473684" calcext:value-type="float">
            <text:p>0.052631578947369</text:p>
          </table:table-cell>
          <table:table-cell table:formula="of:=[.J46]+1" office:value-type="float" office:value="2" calcext:value-type="float">
            <text:p>2</text:p>
          </table:table-cell>
          <table:table-cell table:formula="of:=[.J47]/([.$M$41]-1)" office:value-type="float" office:value="0.105263157894737" calcext:value-type="float">
            <text:p>0.105263157894737</text:p>
          </table:table-cell>
          <table:table-cell office:value-type="float" office:value="1" calcext:value-type="float">
            <text:p>1</text:p>
          </table:table-cell>
          <table:table-cell table:formula="of:=POWER(10;[.K47]*[.$L$42]+[.$K$42])" office:value-type="float" office:value="0.349336270493722" calcext:value-type="float">
            <text:p>0.3493362704937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47]+1" office:value-type="float" office:value="3" calcext:value-type="float">
            <text:p>3</text:p>
          </table:table-cell>
          <table:table-cell table:formula="of:=[.J48]/([.$M$41]-1)" office:value-type="float" office:value="0.157894736842105" calcext:value-type="float">
            <text:p>0.157894736842105</text:p>
          </table:table-cell>
          <table:table-cell office:value-type="float" office:value="1" calcext:value-type="float">
            <text:p>1</text:p>
          </table:table-cell>
          <table:table-cell table:formula="of:=POWER(10;[.K48]*[.$L$42]+[.$K$42])" office:value-type="float" office:value="0.461690056627528" calcext:value-type="float">
            <text:p>0.461690056627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48]+1" office:value-type="float" office:value="4" calcext:value-type="float">
            <text:p>4</text:p>
          </table:table-cell>
          <table:table-cell table:formula="of:=[.J49]/([.$M$41]-1)" office:value-type="float" office:value="0.210526315789474" calcext:value-type="float">
            <text:p>0.210526315789474</text:p>
          </table:table-cell>
          <table:table-cell office:value-type="float" office:value="1" calcext:value-type="float">
            <text:p>1</text:p>
          </table:table-cell>
          <table:table-cell table:formula="of:=POWER(10;[.K49]*[.$L$42]+[.$K$42])" office:value-type="float" office:value="0.610179149412316" calcext:value-type="float">
            <text:p>0.610179149412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49]+1" office:value-type="float" office:value="5" calcext:value-type="float">
            <text:p>5</text:p>
          </table:table-cell>
          <table:table-cell table:formula="of:=[.J50]/([.$M$41]-1)" office:value-type="float" office:value="0.263157894736842" calcext:value-type="float">
            <text:p>0.263157894736842</text:p>
          </table:table-cell>
          <table:table-cell office:value-type="float" office:value="1" calcext:value-type="float">
            <text:p>1</text:p>
          </table:table-cell>
          <table:table-cell table:formula="of:=POWER(10;[.K50]*[.$L$42]+[.$K$42])" office:value-type="float" office:value="0.806425412531482" calcext:value-type="float">
            <text:p>0.8064254125314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0]+1" office:value-type="float" office:value="6" calcext:value-type="float">
            <text:p>6</text:p>
          </table:table-cell>
          <table:table-cell table:formula="of:=[.J51]/([.$M$41]-1)" office:value-type="float" office:value="0.31578947368421" calcext:value-type="float">
            <text:p>0.31578947368421</text:p>
          </table:table-cell>
          <table:table-cell office:value-type="float" office:value="1" calcext:value-type="float">
            <text:p>1</text:p>
          </table:table-cell>
          <table:table-cell table:formula="of:=POWER(10;[.K51]*[.$L$42]+[.$K$42])" office:value-type="float" office:value="1.06578854194365" calcext:value-type="float">
            <text:p>1.06578854194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1]+1" office:value-type="float" office:value="7" calcext:value-type="float">
            <text:p>7</text:p>
          </table:table-cell>
          <table:table-cell table:formula="of:=[.J52]/([.$M$41]-1)" office:value-type="float" office:value="0.368421052631579" calcext:value-type="float">
            <text:p>0.368421052631579</text:p>
          </table:table-cell>
          <table:table-cell office:value-type="float" office:value="1" calcext:value-type="float">
            <text:p>1</text:p>
          </table:table-cell>
          <table:table-cell table:formula="of:=POWER(10;[.K52]*[.$L$42]+[.$K$42])" office:value-type="float" office:value="1.40856823022555" calcext:value-type="float">
            <text:p>1.40856823022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2]+1" office:value-type="float" office:value="8" calcext:value-type="float">
            <text:p>8</text:p>
          </table:table-cell>
          <table:table-cell table:formula="of:=[.J53]/([.$M$41]-1)" office:value-type="float" office:value="0.421052631578947" calcext:value-type="float">
            <text:p>0.421052631578947</text:p>
          </table:table-cell>
          <table:table-cell office:value-type="float" office:value="1" calcext:value-type="float">
            <text:p>1</text:p>
          </table:table-cell>
          <table:table-cell table:formula="of:=POWER(10;[.K53]*[.$L$42]+[.$K$42])" office:value-type="float" office:value="1.86159297188769" calcext:value-type="float">
            <text:p>1.861592971887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3]+1" office:value-type="float" office:value="9" calcext:value-type="float">
            <text:p>9</text:p>
          </table:table-cell>
          <table:table-cell table:formula="of:=[.J54]/([.$M$41]-1)" office:value-type="float" office:value="0.473684210526316" calcext:value-type="float">
            <text:p>0.473684210526316</text:p>
          </table:table-cell>
          <table:table-cell office:value-type="float" office:value="1" calcext:value-type="float">
            <text:p>1</text:p>
          </table:table-cell>
          <table:table-cell table:formula="of:=POWER(10;[.K54]*[.$L$42]+[.$K$42])" office:value-type="float" office:value="2.46031986141468" calcext:value-type="float">
            <text:p>2.460319861414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4]+1" office:value-type="float" office:value="10" calcext:value-type="float">
            <text:p>10</text:p>
          </table:table-cell>
          <table:table-cell table:formula="of:=[.J55]/([.$M$41]-1)" office:value-type="float" office:value="0.526315789473684" calcext:value-type="float">
            <text:p>0.526315789473684</text:p>
          </table:table-cell>
          <table:table-cell office:value-type="float" office:value="1" calcext:value-type="float">
            <text:p>1</text:p>
          </table:table-cell>
          <table:table-cell table:formula="of:=POWER(10;[.K55]*[.$L$42]+[.$K$42])" office:value-type="float" office:value="3.25160972988285" calcext:value-type="float">
            <text:p>3.25160972988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5]+1" office:value-type="float" office:value="11" calcext:value-type="float">
            <text:p>11</text:p>
          </table:table-cell>
          <table:table-cell table:formula="of:=[.J56]/([.$M$41]-1)" office:value-type="float" office:value="0.578947368421053" calcext:value-type="float">
            <text:p>0.578947368421053</text:p>
          </table:table-cell>
          <table:table-cell office:value-type="float" office:value="1" calcext:value-type="float">
            <text:p>1</text:p>
          </table:table-cell>
          <table:table-cell table:formula="of:=POWER(10;[.K56]*[.$L$42]+[.$K$42])" office:value-type="float" office:value="4.29739482304118" calcext:value-type="float">
            <text:p>4.29739482304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6]+1" office:value-type="float" office:value="12" calcext:value-type="float">
            <text:p>12</text:p>
          </table:table-cell>
          <table:table-cell table:formula="of:=[.J57]/([.$M$41]-1)" office:value-type="float" office:value="0.631578947368421" calcext:value-type="float">
            <text:p>0.631578947368421</text:p>
          </table:table-cell>
          <table:table-cell office:value-type="float" office:value="1" calcext:value-type="float">
            <text:p>1</text:p>
          </table:table-cell>
          <table:table-cell table:formula="of:=POWER(10;[.K57]*[.$L$42]+[.$K$42])" office:value-type="float" office:value="5.67952608069188" calcext:value-type="float">
            <text:p>5.67952608069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7]+1" office:value-type="float" office:value="13" calcext:value-type="float">
            <text:p>13</text:p>
          </table:table-cell>
          <table:table-cell table:formula="of:=[.J58]/([.$M$41]-1)" office:value-type="float" office:value="0.68421052631579" calcext:value-type="float">
            <text:p>0.68421052631579</text:p>
          </table:table-cell>
          <table:table-cell office:value-type="float" office:value="1" calcext:value-type="float">
            <text:p>1</text:p>
          </table:table-cell>
          <table:table-cell table:formula="of:=POWER(10;[.K58]*[.$L$42]+[.$K$42])" office:value-type="float" office:value="7.50617940160119" calcext:value-type="float">
            <text:p>7.506179401601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58]+1" office:value-type="float" office:value="14" calcext:value-type="float">
            <text:p>14</text:p>
          </table:table-cell>
          <table:table-cell table:formula="of:=[.J59]/([.$M$41]-1)" office:value-type="float" office:value="0.736842105263158" calcext:value-type="float">
            <text:p>0.736842105263158</text:p>
          </table:table-cell>
          <table:table-cell office:value-type="float" office:value="1" calcext:value-type="float">
            <text:p>1</text:p>
          </table:table-cell>
          <table:table-cell table:formula="of:=POWER(10;[.K59]*[.$L$42]+[.$K$42])" office:value-type="float" office:value="9.92032229600365" calcext:value-type="float">
            <text:p>9.92032229600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[.K60]-[.K59]" office:value-type="float" office:value="0.0526315789473685" calcext:value-type="float">
            <text:p>0.052631578947369</text:p>
          </table:table-cell>
          <table:table-cell table:formula="of:=[.J59]+1" office:value-type="float" office:value="15" calcext:value-type="float">
            <text:p>15</text:p>
          </table:table-cell>
          <table:table-cell table:formula="of:=[.J60]/([.$M$41]-1)" office:value-type="float" office:value="0.789473684210526" calcext:value-type="float">
            <text:p>0.789473684210526</text:p>
          </table:table-cell>
          <table:table-cell office:value-type="float" office:value="1" calcext:value-type="float">
            <text:p>1</text:p>
          </table:table-cell>
          <table:table-cell table:formula="of:=POWER(10;[.K60]*[.$L$42]+[.$K$42])" office:value-type="float" office:value="13.1109035890608" calcext:value-type="float">
            <text:p>13.1109035890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60]+1" office:value-type="float" office:value="16" calcext:value-type="float">
            <text:p>16</text:p>
          </table:table-cell>
          <table:table-cell table:formula="of:=[.J61]/([.$M$41]-1)" office:value-type="float" office:value="0.842105263157895" calcext:value-type="float">
            <text:p>0.842105263157895</text:p>
          </table:table-cell>
          <table:table-cell office:value-type="float" office:value="1" calcext:value-type="float">
            <text:p>1</text:p>
          </table:table-cell>
          <table:table-cell table:formula="of:=POWER(10;[.K61]*[.$L$42]+[.$K$42])" office:value-type="float" office:value="17.3276419649082" calcext:value-type="float">
            <text:p>17.3276419649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61]+1" office:value-type="float" office:value="17" calcext:value-type="float">
            <text:p>17</text:p>
          </table:table-cell>
          <table:table-cell table:formula="of:=[.J62]/([.$M$41]-1)" office:value-type="float" office:value="0.894736842105263" calcext:value-type="float">
            <text:p>0.894736842105263</text:p>
          </table:table-cell>
          <table:table-cell office:value-type="float" office:value="1" calcext:value-type="float">
            <text:p>1</text:p>
          </table:table-cell>
          <table:table-cell table:formula="of:=POWER(10;[.K62]*[.$L$42]+[.$K$42])" office:value-type="float" office:value="22.9005708130263" calcext:value-type="float">
            <text:p>22.9005708130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[.K63]-[.K62]" office:value-type="float" office:value="0.0526315789473684" calcext:value-type="float">
            <text:p>0.052631578947368</text:p>
          </table:table-cell>
          <table:table-cell table:formula="of:=[.J62]+1" office:value-type="float" office:value="18" calcext:value-type="float">
            <text:p>18</text:p>
          </table:table-cell>
          <table:table-cell table:formula="of:=[.J63]/([.$M$41]-1)" office:value-type="float" office:value="0.947368421052632" calcext:value-type="float">
            <text:p>0.947368421052632</text:p>
          </table:table-cell>
          <table:table-cell office:value-type="float" office:value="1" calcext:value-type="float">
            <text:p>1</text:p>
          </table:table-cell>
          <table:table-cell table:formula="of:=POWER(10;[.K63]*[.$L$42]+[.$K$42])" office:value-type="float" office:value="30.2658691023577" calcext:value-type="float">
            <text:p>30.26586910235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formula="of:=[.J63]+1" office:value-type="float" office:value="19" calcext:value-type="float">
            <text:p>19</text:p>
          </table:table-cell>
          <table:table-cell table:formula="of:=[.J64]/([.$M$41]-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POWER(10;[.K64]*[.$L$42]+[.$K$42]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00:37:32.633609065</meta:creation-date>
    <dc:date>2019-04-06T03:56:20.681930601</dc:date>
    <meta:editing-duration>PT16M13S</meta:editing-duration>
    <meta:editing-cycles>4</meta:editing-cycles>
    <meta:generator>LibreOffice/6.1.5.2$Linux_X86_64 LibreOffice_project/10$Build-2</meta:generator>
    <meta:document-statistic meta:table-count="2" meta:cell-count="8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18cm" svg:height="5.301cm" xlink:href=".." xlink:type="simple" chart:class="chart:scatter" chart:style-name="ch1">
        <chart:legend chart:legend-position="end" svg:x="6.778cm" svg:y="2.351cm" style:legend-expansion="high" chart:style-name="ch2"/>
        <chart:plot-area chart:style-name="ch3" table:cell-range-address="Sheet1.D2:Sheet1.E26" chart:data-source-has-labels="row" svg:x="0.188cm" svg:y="0.106cm" svg:width="6.402cm" svg:height="5.089cm">
          <chartooo:coordinate-region svg:x="0.915cm" svg:y="0.306cm" svg:width="5.488cm" svg:height="4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26" chart:label-cell-address="Sheet1.E2:Sheet1.E2" chart:class="chart:scatter">
            <chart:domain table:cell-range-address="Sheet1.D3:Sheet1.D26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ntrast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26</svg:desc>
                </draw:g>
              </table:table-cell>
              <table:table-cell office:value-type="float" office:value="1">
                <text:p>1</text:p>
                <draw:g>
                  <svg:desc>Sheet1.E3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94328234724282">
                <text:p>0.794328234724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0957344480193">
                <text:p>0.630957344480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01187233627272">
                <text:p>0.501187233627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98107170553497">
                <text:p>0.398107170553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6227766016838">
                <text:p>0.316227766016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51188643150958">
                <text:p>0.251188643150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9526231496888">
                <text:p>0.199526231496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8489319246111">
                <text:p>0.158489319246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25892541179417">
                <text:p>0.125892541179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794328234724281">
                <text:p>0.079432823472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630957344480193">
                <text:p>0.0630957344480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501187233627272">
                <text:p>0.0501187233627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98107170553497">
                <text:p>0.0398107170553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16227766016838">
                <text:p>0.0316227766016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51188643150958">
                <text:p>0.0251188643150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99526231496888">
                <text:p>0.0199526231496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58489319246111">
                <text:p>0.0158489319246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25892541179417">
                <text:p>0.0125892541179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794328234724281">
                <text:p>0.00794328234724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630957344480193">
                <text:p>0.00630957344480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501187233627272">
                <text:p>0.00501187233627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73cm" svg:height="5.445cm" xlink:href=".." xlink:type="simple" chart:class="chart:scatter" chart:style-name="ch1">
        <chart:legend chart:legend-position="end" svg:x="8.124cm" svg:y="2.423cm" style:legend-expansion="high" chart:style-name="ch2"/>
        <chart:plot-area chart:style-name="ch3" table:cell-range-address="Sheet1.G2:Sheet1.G26" chart:data-source-has-labels="row" svg:x="0.193cm" svg:y="0.108cm" svg:width="7.738cm" svg:height="5.229cm">
          <chartooo:coordinate-region svg:x="1cm" svg:y="0.307cm" svg:width="6.559cm" svg:height="4.3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26" chart:label-cell-address="Sheet1.G2:Sheet1.G2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3:Sheet1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6227766016838">
                <text:p>31.6227766016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.1187233627272">
                <text:p>50.1187233627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0957344480193">
                <text:p>63.0957344480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4328234724281">
                <text:p>79.4328234724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892541179417">
                <text:p>125.892541179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89319246111">
                <text:p>158.489319246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.526231496888">
                <text:p>199.526231496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Q11:Sheet1.Q34" svg:x="0.319cm" svg:y="0.18cm" svg:width="13.07cm" svg:height="8.645cm">
          <chartooo:coordinate-region svg:x="1.046cm" svg:y="0.379cm" svg:width="12.15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1:Sheet1.Q34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111111111111">
                <text:p>1.11111111111111</text:p>
                <draw:g>
                  <svg:desc>Sheet1.Q11:Sheet1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987254965712">
                <text:p>1.13987254965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937848651564">
                <text:p>1.16937848651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964819324488">
                <text:p>1.19964819324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3070144025304">
                <text:p>1.23070144025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255850971113">
                <text:p>1.26255850971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524020880014">
                <text:p>1.29524020880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876788330109">
                <text:p>1.3287678833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6316343153681">
                <text:p>1.36316343153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9844931867469">
                <text:p>1.39844931867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3464859139958">
                <text:p>1.43464859139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7178489296657">
                <text:p>1.47178489296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988247864337">
                <text:p>1.50988247864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4896623155244">
                <text:p>1.54896623155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8906167892321">
                <text:p>1.58906167892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3019500876496">
                <text:p>1.63019500876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723930869713">
                <text:p>1.6723930869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568347486742">
                <text:p>1.71568347486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009444721154">
                <text:p>1.76009444721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0565501066231">
                <text:p>1.80565501066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5239492272432">
                <text:p>1.85239492272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003447111839">
                <text:p>1.9003447111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4953569404815">
                <text:p>1.94953569404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Q11:Sheet1.R22" svg:x="0.32cm" svg:y="0.18cm" svg:width="13.097cm" svg:height="8.64cm">
          <chartooo:coordinate-region svg:x="1.047cm" svg:y="0.379cm" svg:width="12.1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11:Sheet1.R22" chart:class="chart:scatter">
            <chart:domain table:cell-range-address="Sheet1.Q11:Sheet1.Q22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111111111111">
                <text:p>1.11111111111111</text:p>
                <draw:g>
                  <svg:desc>Sheet1.Q11:Sheet1.Q22</svg:desc>
                </draw:g>
              </table:table-cell>
              <table:table-cell office:value-type="float" office:value="0.9">
                <text:p>0.9</text:p>
                <draw:g>
                  <svg:desc>Sheet1.R11:Sheet1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987254965712">
                <text:p>1.13987254965712</text:p>
              </table:table-cell>
              <table:table-cell office:value-type="float" office:value="0.877291062321667">
                <text:p>0.877291062321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937848651564">
                <text:p>1.16937848651564</text:p>
              </table:table-cell>
              <table:table-cell office:value-type="float" office:value="0.855155120032755">
                <text:p>0.855155120032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964819324488">
                <text:p>1.19964819324488</text:p>
              </table:table-cell>
              <table:table-cell office:value-type="float" office:value="0.833577715225943">
                <text:p>0.833577715225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3070144025304">
                <text:p>1.23070144025304</text:p>
              </table:table-cell>
              <table:table-cell office:value-type="float" office:value="0.81254475479804">
                <text:p>0.8125447547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255850971113">
                <text:p>1.26255850971113</text:p>
              </table:table-cell>
              <table:table-cell office:value-type="float" office:value="0.792042501245191">
                <text:p>0.792042501245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524020880014">
                <text:p>1.29524020880014</text:p>
              </table:table-cell>
              <table:table-cell office:value-type="float" office:value="0.772057563690338">
                <text:p>0.772057563690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876788330109">
                <text:p>1.32876788330109</text:p>
              </table:table-cell>
              <table:table-cell office:value-type="float" office:value="0.752576889137083">
                <text:p>0.752576889137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6316343153681">
                <text:p>1.36316343153681</text:p>
              </table:table-cell>
              <table:table-cell office:value-type="float" office:value="0.73358775394423">
                <text:p>0.73358775394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9844931867469">
                <text:p>1.39844931867469</text:p>
              </table:table-cell>
              <table:table-cell office:value-type="float" office:value="0.715077755515444">
                <text:p>0.715077755515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3464859139958">
                <text:p>1.43464859139958</text:p>
              </table:table-cell>
              <table:table-cell office:value-type="float" office:value="0.697034804198598">
                <text:p>0.697034804198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7178489296657">
                <text:p>1.47178489296657</text:p>
              </table:table-cell>
              <table:table-cell office:value-type="float" office:value="0.679447115389515">
                <text:p>0.6794471153895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2.M45:Sheet2.N64" svg:x="0.32cm" svg:y="0.18cm" svg:width="13.097cm" svg:height="8.64cm">
          <chartooo:coordinate-region svg:x="1.047cm" svg:y="0.38cm" svg:width="12.0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N45:Sheet2.N64" chart:class="chart:scatter">
            <chart:domain table:cell-range-address="Sheet2.M45:Sheet2.M64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2.M45:Sheet2.M64</svg:desc>
                </draw:g>
              </table:table-cell>
              <table:table-cell office:value-type="float" office:value="1">
                <text:p>1</text:p>
                <draw:g>
                  <svg:desc>Sheet2.N45:Sheet2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4324145886721">
                <text:p>0.264324145886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336270493722">
                <text:p>0.349336270493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1690056627528">
                <text:p>0.461690056627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0179149412316">
                <text:p>0.610179149412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425412531482">
                <text:p>0.80642541253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578854194365">
                <text:p>1.06578854194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0856823022555">
                <text:p>1.4085682302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6159297188769">
                <text:p>1.86159297188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6031986141468">
                <text:p>2.46031986141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5160972988285">
                <text:p>3.25160972988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9739482304118">
                <text:p>4.29739482304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7952608069188">
                <text:p>5.67952608069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0617940160119">
                <text:p>7.50617940160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2032229600365">
                <text:p>9.92032229600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1109035890608">
                <text:p>13.1109035890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3276419649082">
                <text:p>17.3276419649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005708130263">
                <text:p>22.9005708130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2658691023577">
                <text:p>30.2658691023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